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5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14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/>
    </style:style>
    <style:style style:name="gr15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/>
    </style:style>
    <style:style style:name="gr16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color="#000080" draw:fill="solid" draw:fill-color="#83caff" draw:opacity="30%" draw:textarea-horizontal-align="center" draw:textarea-vertical-align="top" draw:auto-grow-height="false" draw:shadow-opacity="30%"/>
    </style:style>
    <style:style style:name="gr23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cm" svg:stroke-color="#808080" draw:marker-start="" draw:marker-start-width="0.3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width="0cm" svg:stroke-color="#808080" draw:marker-start="Arrow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solid" draw:stroke-dash="Ultrafine_20_Dashed" svg:stroke-width="0.05cm" svg:stroke-color="#8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80000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34cm"/>
    </style:style>
    <style:style style:name="gr29" style:family="graphic" style:parent-style-name="objectwithoutfill">
      <style:graphic-properties svg:stroke-color="#000000" draw:marker-end="Arrow" draw:marker-end-width="0.2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/>
    </style:style>
    <style:style style:name="gr31" style:family="graphic" style:parent-style-name="standard">
      <style:graphic-properties svg:stroke-color="#800000" draw:fill="solid" draw:fill-color="#ff950e" draw:opacity="40%" draw:textarea-horizontal-align="justify" draw:textarea-vertical-align="middle" draw:auto-grow-height="false" draw:shadow-opacity="40%"/>
    </style:style>
    <style:style style:name="gr32" style:family="graphic" style:parent-style-name="objectwithoutfill">
      <style:graphic-properties draw:stroke="dash" draw:stroke-dash="Dashed_20__28_var_29_" svg:stroke-width="0.2cm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35" style:family="graphic" style:parent-style-name="standard">
      <style:graphic-properties draw:stroke="dash" draw:stroke-dash="Fine_20_Dashed"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dash" draw:stroke-dash="Fine_20_Dashed" svg:stroke-color="#808080" draw:fill="none" draw:fill-color="#ffffff" draw:textarea-horizontal-align="left" draw:auto-grow-height="true" draw:auto-grow-width="true" fo:min-height="2.491cm" fo:min-width="6.606cm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9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6.678cm"/>
    </style:style>
    <style:style style:name="gr4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566cm" fo:min-width="11.449cm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6.678cm"/>
    </style:style>
    <style:style style:name="gr4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56cm" fo:min-width="2.119cm"/>
    </style:style>
    <style:style style:name="gr45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556cm" fo:min-width="2.093cm"/>
    </style:style>
    <style:style style:name="gr46" style:family="graphic" style:parent-style-name="standard">
      <style:graphic-properties draw:stroke="dash" draw:stroke-dash="Fine_20_Dashed" svg:stroke-color="#000080" draw:fill="none" draw:fill-color="#ffffff" draw:textarea-horizontal-align="left" draw:auto-grow-height="true" draw:auto-grow-width="true" fo:min-height="6.641cm" fo:min-width="11.889cm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678cm"/>
    </style:style>
    <style:style style:name="gr50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</style:style>
    <style:style style:name="gr53" style:family="graphic" style:parent-style-name="standard">
      <style:graphic-properties draw:stroke="dash" draw:stroke-dash="Fine_20_Dashed" svg:stroke-color="#800000" draw:fill="none" draw:fill-color="#ffffff" draw:textarea-horizontal-align="left" draw:auto-grow-height="true" draw:auto-grow-width="true" fo:min-height="4.566cm" fo:min-width="11.889cm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24cm"/>
    </style:style>
    <style:style style:name="gr56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33cm" fo:min-width="3.74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964cm"/>
    </style:style>
    <style:style style:name="gr58" style:family="graphic" style:parent-style-name="standard">
      <style:graphic-properties draw:stroke="dash" draw:stroke-dash="Fine_20_Dashed" svg:stroke-color="#000080" draw:fill="none" draw:fill-color="#ffffff" draw:textarea-horizontal-align="left" draw:auto-grow-height="true" draw:auto-grow-width="true" fo:min-height="6.641cm" fo:min-width="11.89cm" fo:padding-top="0.225cm" fo:padding-bottom="0.225cm" fo:padding-left="0.35cm" fo:padding-right="0.35cm"/>
    </style:style>
    <style:style style:name="gr59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5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75cm"/>
    </style:style>
    <style:style style:name="gr64" style:family="graphic" style:parent-style-name="standard">
      <style:graphic-properties draw:fill="solid" draw:fill-color="#e6e6ff" draw:textarea-horizontal-align="left" draw:textarea-vertical-align="middle" draw:auto-grow-height="false"/>
    </style:style>
    <style:style style:name="gr65" style:family="graphic" style:parent-style-name="standard">
      <style:graphic-properties draw:fill-color="#e6e6e6" draw:textarea-horizontal-align="right" draw:textarea-vertical-align="top" draw:auto-grow-height="false"/>
    </style:style>
    <style:style style:name="gr66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6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151cm" fo:min-width="12.99cm" fo:padding-top="0.225cm" fo:padding-bottom="0.225cm" fo:padding-left="0.35cm" fo:padding-right="0.35cm"/>
    </style:style>
    <style:style style:name="gr6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2.906cm" fo:min-width="12.769cm" fo:padding-top="0.225cm" fo:padding-bottom="0.225cm" fo:padding-left="0.35cm" fo:padding-right="0.3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41cm"/>
    </style:style>
    <style:style style:name="gr70" style:family="graphic" style:parent-style-name="standard">
      <style:graphic-properties svg:stroke-color="#000080" draw:fill="solid" draw:fill-color="#0000ff" draw:textarea-horizontal-align="justify" draw:textarea-vertical-align="middle" draw:auto-grow-height="false"/>
    </style:style>
    <style:style style:name="gr71" style:family="graphic" style:parent-style-name="objectwithoutfill">
      <style:graphic-properties draw:stroke="dash" draw:stroke-dash="Ultrafine_20_Dashed" svg:stroke-width="0.051cm" svg:stroke-color="#000000" draw:marker-start-width="0.277cm" draw:marker-end="Arrow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4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/>
    </style:style>
    <style:style style:name="gr76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7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8" style:family="graphic" style:parent-style-name="standard">
      <style:graphic-properties draw:stroke="dash" draw:stroke-dash="Ultrafine_20_Dashed" svg:stroke-width="0cm" draw:marker-start-width="0.275cm" draw:marker-end-width="0.275cm" draw:fill="none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79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dash" draw:stroke-dash="Ultrafine_20_Dashed" svg:stroke-color="#008000" draw:fill="solid" draw:fill-color="#e5ffe5" draw:textarea-horizontal-align="center" draw:textarea-vertical-align="middle" draw:auto-grow-height="false"/>
    </style:style>
    <style:style style:name="gr81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solid" draw:stroke-dash="Ultrafine_20_Dashed" svg:stroke-color="#000080" draw:fill="solid" draw:fill-color="#83caff" draw:opacity="70%" draw:textarea-horizontal-align="center" draw:textarea-vertical-align="top" draw:auto-grow-height="false" draw:shadow-opacity="70%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84cm"/>
    </style:style>
    <style:style style:name="gr85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cm"/>
    </style:style>
    <style:style style:name="gr91" style:family="graphic" style:parent-style-name="standard">
      <style:graphic-properties draw:stroke="solid" draw:stroke-dash="Ultrafine_20_Dashed" svg:stroke-color="#000000" draw:fill="solid" draw:fill-color="#ff950e" draw:opacity="100%" draw:textarea-horizontal-align="center" draw:textarea-vertical-align="middle" draw:auto-grow-height="false" fo:min-height="1.02cm" fo:min-width="2.548cm" draw:shadow-opacity="20%"/>
    </style:style>
    <style:style style:name="gr9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3" style:family="graphic" style:parent-style-name="standard">
      <style:graphic-properties draw:stroke="solid" draw:stroke-dash="Ultrafine_20_Dashed" svg:stroke-color="#000000" draw:fill="solid" draw:fill-color="#33cc66" draw:opacity="100%" draw:textarea-horizontal-align="center" draw:textarea-vertical-align="middle" draw:auto-grow-height="false" fo:min-height="1.02cm" fo:min-width="2.548cm" draw:shadow-opacity="20%"/>
    </style:style>
    <style:style style:name="gr94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 fo:min-height="9.148cm" fo:min-width="7.628cm"/>
    </style:style>
    <style:style style:name="gr95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 fo:min-height="5.338cm" fo:min-width="3.564cm"/>
    </style:style>
    <style:style style:name="gr96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 fo:min-height="5.338cm" fo:min-width="5.088cm"/>
    </style:style>
    <style:style style:name="gr97" style:family="graphic" style:parent-style-name="standard">
      <style:graphic-properties svg:stroke-width="0.05cm" svg:stroke-color="#808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svg:stroke-width="0.05cm" svg:stroke-color="#808080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 fo:min-height="1.121cm" fo:min-width="3.982cm"/>
    </style:style>
    <style:style style:name="gr100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min-height="1.554cm" fo:min-width="1.536cm" fo:padding-top="0.15cm" fo:padding-bottom="0.15cm" fo:padding-left="0.275cm" fo:padding-right="0.275cm"/>
    </style:style>
    <style:style style:name="gr101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 fo:min-height="1.121cm" fo:min-width="2.458cm"/>
    </style:style>
    <style:style style:name="gr102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 fo:min-height="3.052cm" fo:min-width="5.088cm"/>
    </style:style>
    <style:style style:name="gr103" style:family="graphic" style:parent-style-name="standard">
      <style:graphic-properties draw:stroke="solid" draw:stroke-dash="Ultrafine_20_Dashed" svg:stroke-width="0.05cm" svg:stroke-color="#0000ff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72cm"/>
    </style:style>
    <style:style style:name="gr105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 fo:min-height="8.132cm" fo:min-width="7.628cm"/>
    </style:style>
    <style:style style:name="gr106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 fo:min-height="2.798cm" fo:min-width="3.564cm"/>
    </style:style>
    <style:style style:name="gr107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min-height="1.554cm" fo:min-width="3.06cm" fo:padding-top="0.15cm" fo:padding-bottom="0.15cm" fo:padding-left="0.275cm" fo:padding-right="0.275cm"/>
    </style:style>
    <style:style style:name="gr108" style:family="graphic" style:parent-style-name="standard">
      <style:graphic-properties draw:stroke="none" draw:fill="none" draw:textarea-horizontal-align="justify" draw:textarea-vertical-align="middle" draw:auto-grow-height="false" fo:min-height="0.004cm" fo:min-width="0cm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68cm"/>
    </style:style>
    <style:style style:name="ro2" style:family="table-row">
      <style:table-row-properties style:row-height="0.972cm"/>
    </style:style>
    <style:style style:name="ce1" style:family="table-cell">
      <loext:graphic-properties draw:fill="solid" draw:fill-color="#ccffff" style:repeat="repeat"/>
      <style:paragraph-properties fo:border="0.57pt solid #000080"/>
      <style:text-properties fo:color="#000080" style:font-name="Courier New" fo:font-size="10.5pt" fo:font-weight="bold" style:font-size-asian="10.5pt" style:font-weight-asian="bold" style:font-size-complex="10.5pt" style:font-weight-complex="bold"/>
    </style:style>
    <style:style style:name="ce2" style:family="table-cell">
      <loext:graphic-properties draw:fill="solid" draw:fill-color="#ffffff" style:repeat="repeat"/>
      <style:paragraph-properties fo:border="0.57pt solid #000080"/>
      <style:text-properties fo:color="#000080" style:font-name="Courier New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fill="solid" draw:fill-color="#ffffff" style:repeat="repeat"/>
      <style:paragraph-properties fo:border="0.57pt solid #000080"/>
      <style:text-properties fo:color="#000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9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99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e5ffe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ffffcc" draw:opacity="20%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e5ffe5" draw:opacity="5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83caff" draw:opacity="30%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000080"/>
    </style:style>
    <style:style style:name="P13" style:family="paragraph">
      <loext:graphic-properties draw:fill="none" draw:fill-color="#ffffff"/>
      <style:text-properties fo:color="#808080" fo:font-size="10pt" style:font-size-asian="10pt" style:font-size-complex="10pt"/>
    </style:style>
    <style:style style:name="P14" style:family="paragraph">
      <loext:graphic-properties draw:fill="solid" draw:fill-color="#ffff99"/>
      <style:paragraph-properties fo:text-align="center"/>
      <style:text-properties fo:color="#800000"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color="#800000" fo:font-size="10pt" style:font-size-asian="10pt" style:font-size-complex="10pt"/>
    </style:style>
    <style:style style:name="P17" style:family="paragraph">
      <loext:graphic-properties draw:fill="solid" draw:fill-color="#ff950e" draw:opacity="4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color="#808080" style:font-name="Courier New" fo:font-size="10.5pt" fo:font-weight="bold" style:font-size-asian="10.5pt" style:font-weight-asian="bold" style:font-size-complex="10.5pt" style:font-weight-complex="bold"/>
    </style:style>
    <style:style style:name="P20" style:family="paragraph">
      <loext:graphic-properties draw:fill="none" draw:fill-color="#ffffff"/>
      <style:text-properties fo:color="#808080"/>
    </style:style>
    <style:style style:name="P21" style:family="paragraph">
      <loext:graphic-properties draw:fill="none" draw:fill-color="#ffffff"/>
      <style:text-properties fo:color="#000000" style:font-name="Courier New" fo:font-size="10.5pt" fo:font-weight="bold" style:font-size-asian="10.5pt" style:font-weight-asian="bold" style:font-size-complex="10.5pt" style:font-weight-complex="bold"/>
    </style:style>
    <style:style style:name="P22" style:family="paragraph">
      <loext:graphic-properties draw:fill="none" draw:fill-color="#ffffff"/>
      <style:text-properties style:use-window-font-color="true"/>
    </style:style>
    <style:style style:name="P23" style:family="paragraph">
      <loext:graphic-properties draw:fill="none" draw:fill-color="#ffffff"/>
      <style:text-properties fo:color="#008000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0080" style:font-name="Courier New" fo:font-size="10.5pt" fo:font-weight="bold" style:font-size-asian="10.5pt" style:font-weight-asian="bold" style:font-size-complex="10.5pt" style:font-weight-complex="bold"/>
    </style:style>
    <style:style style:name="P25" style:family="paragraph">
      <loext:graphic-properties draw:fill="none" draw:fill-color="#ffffff"/>
      <style:text-properties fo:color="#000080"/>
    </style:style>
    <style:style style:name="P26" style:family="paragraph">
      <loext:graphic-properties draw:fill="none" draw:fill-color="#ffffff"/>
      <style:text-properties fo:color="#800000" style:font-name="Courier New" fo:font-size="10.5pt" fo:font-weight="bold" style:font-size-asian="10.5pt" style:font-weight-asian="bold" style:font-size-complex="10.5pt" style:font-weight-complex="bold"/>
    </style:style>
    <style:style style:name="P27" style:family="paragraph">
      <loext:graphic-properties draw:fill="none" draw:fill-color="#ffffff"/>
      <style:text-properties fo:color="#800000"/>
    </style:style>
    <style:style style:name="P28" style:family="paragraph">
      <loext:graphic-properties draw:fill="none" draw:fill-color="#ffffff"/>
      <style:text-properties fo:color="#008000"/>
    </style:style>
    <style:style style:name="P29" style:family="paragraph">
      <loext:graphic-properties draw:fill="none" draw:fill-color="#ffffff"/>
      <style:text-properties fo:color="#808080"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 draw:fill-color="#ffffff"/>
      <style:text-properties style:use-window-font-color="true" fo:font-size="18pt"/>
    </style:style>
    <style:style style:name="P32" style:family="paragraph">
      <loext:graphic-properties draw:fill="none" draw:fill-color="#ffffff"/>
      <style:text-properties fo:color="#008000" fo:font-size="18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000080" fo:font-size="18pt"/>
    </style:style>
    <style:style style:name="P34" style:family="paragraph">
      <loext:graphic-properties draw:fill="none" draw:fill-color="#ffffff"/>
      <style:text-properties fo:color="#800000" fo:font-size="18pt"/>
    </style:style>
    <style:style style:name="P35" style:family="paragraph">
      <loext:graphic-properties draw:fill="none" draw:fill-color="#ffffff"/>
      <style:text-properties fo:color="#008000" fo:font-size="18pt"/>
    </style:style>
    <style:style style:name="P36" style:family="paragraph">
      <loext:graphic-properties draw:fill="none" draw:fill-color="#ffffff"/>
      <style:text-properties fo:color="#ff0000"/>
    </style:style>
    <style:style style:name="P37" style:family="paragraph">
      <loext:graphic-properties draw:fill="none" draw:fill-color="#ffffff"/>
      <style:text-properties fo:color="#0000ff"/>
    </style:style>
    <style:style style:name="P38" style:family="paragraph">
      <loext:graphic-properties draw:fill="solid" draw:fill-color="#e6e6ff"/>
      <style:paragraph-properties fo:text-align="center"/>
      <style:text-properties fo:color="#cccccc" fo:font-size="10.5pt" style:font-size-asian="10.5pt" style:font-size-complex="10.5pt"/>
    </style:style>
    <style:style style:name="P39" style:family="paragraph">
      <loext:graphic-properties draw:fill-color="#e6e6e6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41" style:family="paragraph">
      <loext:graphic-properties draw:fill="solid" draw:fill-color="#0000ff"/>
      <style:paragraph-properties fo:text-align="center"/>
    </style:style>
    <style:style style:name="P4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="solid" draw:fill-color="#ffff99"/>
      <style:paragraph-properties fo:text-align="start"/>
      <style:text-properties fo:font-size="10pt" style:font-size-asian="10pt" style:font-size-complex="10pt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none" draw:fill-color="#ffff99"/>
      <style:paragraph-properties fo:text-align="start"/>
      <style:text-properties fo:font-size="10pt" style:font-size-asian="10pt" style:font-size-complex="10pt"/>
    </style:style>
    <style:style style:name="P46" style:family="paragraph">
      <loext:graphic-properties draw:fill="solid" draw:fill-color="#83caff" draw:opacity="70%"/>
      <style:paragraph-properties fo:text-align="center"/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8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-color="#99ccff" draw:secondary-fill-color="#99ccff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1" style:family="paragraph">
      <loext:graphic-properties draw:fill="solid" draw:fill-color="#ff950e" draw:opacity="100%"/>
      <style:paragraph-properties fo:text-align="center"/>
      <style:text-properties fo:font-size="12pt" style:font-size-asian="12pt" style:font-size-complex="12pt"/>
    </style:style>
    <style:style style:name="P52" style:family="paragraph">
      <loext:graphic-properties draw:fill="solid" draw:fill-color="#33cc66" draw:opacity="100%"/>
      <style:paragraph-properties fo:text-align="center"/>
      <style:text-properties fo:font-size="12pt" style:font-size-asian="12pt" style:font-size-complex="12pt"/>
    </style:style>
    <style:style style:name="P53" style:family="paragraph">
      <loext:graphic-properties draw:fill="none" draw:fill-color="#ffffff"/>
      <style:paragraph-properties fo:text-align="center"/>
      <style:text-properties fo:color="#0000ff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Courier New" fo:font-size="7pt" style:font-size-asian="7pt" style:font-size-complex="7pt"/>
    </style:style>
    <style:style style:name="T5" style:family="text">
      <style:text-properties style:use-window-font-color="true" style:font-name="Courier New" fo:font-size="7pt" style:font-size-asian="7pt" style:font-size-complex="7pt"/>
    </style:style>
    <style:style style:name="T6" style:family="text">
      <style:text-properties style:use-window-font-color="true" style:font-name="Courier New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urier New" fo:font-size="8pt" style:font-size-asian="8pt" style:font-size-complex="8pt"/>
    </style:style>
    <style:style style:name="T9" style:family="text">
      <style:text-properties style:use-window-font-color="true" style:font-name="Courier New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8000" style:font-name="Courier New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8000" style:font-name="Courier New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000000" style:font-name="Courier New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008000" style:font-name="Courier New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Courier New" fo:font-size="7pt" style:font-size-asian="7pt" style:font-size-complex="7pt"/>
    </style:style>
    <style:style style:name="T15" style:family="text">
      <style:text-properties fo:color="#800000" style:font-name="Courier New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80" style:font-name="Courier New" fo:font-size="7pt" style:font-size-asian="7pt" style:font-size-complex="7pt"/>
    </style:style>
    <style:style style:name="T17" style:family="text">
      <style:text-properties fo:color="#000080" style:font-name="Courier New" fo:font-size="7pt" fo:font-weight="bold" style:font-size-asian="7pt" style:font-weight-asian="bold" style:font-size-complex="7pt" style:font-weight-complex="bold"/>
    </style:style>
    <style:style style:name="T18" style:family="text">
      <style:text-properties fo:color="#008000" style:font-name="Courier New" fo:font-size="7pt" style:font-size-asian="7pt" style:font-size-complex="7pt"/>
    </style:style>
    <style:style style:name="T19" style:family="text">
      <style:text-properties fo:color="#008000" style:font-name="Courier New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80" fo:font-size="12pt" style:font-size-asian="12pt" style:font-size-complex="12pt"/>
    </style:style>
    <style:style style:name="T21" style:family="text">
      <style:text-properties fo:color="#808080" fo:font-size="10pt" style:font-size-asian="10pt" style:font-size-complex="10pt"/>
    </style:style>
    <style:style style:name="T22" style:family="text">
      <style:text-properties fo:color="#800000" fo:font-size="12pt" style:font-size-asian="12pt" style:font-size-complex="12pt"/>
    </style:style>
    <style:style style:name="T23" style:family="text">
      <style:text-properties fo:color="#800000" fo:font-size="6pt" style:font-size-asian="6pt" style:font-size-complex="6pt"/>
    </style:style>
    <style:style style:name="T24" style:family="text">
      <style:text-properties fo:color="#800000" style:font-name="Courier New" fo:font-size="8pt" style:font-size-asian="8pt" style:font-size-complex="8pt"/>
    </style:style>
    <style:style style:name="T25" style:family="text">
      <style:text-properties fo:color="#800000" fo:font-size="10pt" style:font-size-asian="10pt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Courier New" fo:font-size="9pt" style:font-size-asian="9pt" style:font-size-complex="9pt"/>
    </style:style>
    <style:style style:name="T28" style:family="text">
      <style:text-properties fo:color="#800000" style:font-name="Courier New" fo:font-size="9pt" style:font-size-asian="9pt" style:font-size-complex="9pt"/>
    </style:style>
    <style:style style:name="T29" style:family="text">
      <style:text-properties fo:color="#800000" style:font-name="Courier New"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000080" style:font-name="Courier New" fo:font-size="9pt" style:font-size-asian="9pt" style:font-size-complex="9pt"/>
    </style:style>
    <style:style style:name="T31" style:family="text">
      <style:text-properties fo:color="#000080" style:font-name="Courier New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8000" style:font-name="Courier New" fo:font-size="9pt" fo:font-weight="bold" style:font-size-asian="9pt" style:font-weight-asian="bold" style:font-size-complex="9pt" style:font-weight-complex="bold"/>
    </style:style>
    <style:style style:name="T33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808080" style:font-name="Courier New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808080" fo:font-size="15pt" style:font-size-asian="15pt" style:font-size-complex="15pt"/>
    </style:style>
    <style:style style:name="T36" style:family="text">
      <style:text-properties fo:color="#808080" fo:font-size="11pt" style:font-size-asian="11pt" style:font-size-complex="11pt"/>
    </style:style>
    <style:style style:name="T37" style:family="text">
      <style:text-properties fo:color="#000000" style:font-name="Courier New" fo:font-size="10.5pt" fo:font-weight="bold" style:font-size-asian="10.5pt" style:font-weight-asian="bold" style:font-size-complex="10.5pt" style:font-weight-complex="bold"/>
    </style:style>
    <style:style style:name="T38" style:family="text">
      <style:text-properties style:use-window-font-color="true" style:font-name="Courier New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color="#000080" style:font-name="Courier New" fo:font-size="10.5pt" fo:font-weight="bold" style:font-size-asian="10.5pt" style:font-weight-asian="bold" style:font-size-complex="10.5pt" style:font-weight-complex="bold"/>
    </style:style>
    <style:style style:name="T40" style:family="text">
      <style:text-properties style:use-window-font-color="true" fo:font-size="15pt" style:font-size-asian="15pt" style:font-size-complex="15pt"/>
    </style:style>
    <style:style style:name="T41" style:family="text">
      <style:text-properties style:use-window-font-color="true" fo:font-size="11pt" style:font-size-asian="11pt" style:font-size-complex="11pt"/>
    </style:style>
    <style:style style:name="T4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0000" style:font-name="Courier New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0000ff" style:font-name="Courier New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80" fo:font-size="15pt" style:font-size-asian="15pt" style:font-size-complex="15pt"/>
    </style:style>
    <style:style style:name="T46" style:family="text">
      <style:text-properties fo:color="#000080" fo:font-size="11pt" style:font-size-asian="11pt" style:font-size-complex="11pt"/>
    </style:style>
    <style:style style:name="T47" style:family="text">
      <style:text-properties fo:color="#808080" fo:font-size="12pt" style:font-size-asian="12pt" style:font-size-complex="12pt"/>
    </style:style>
    <style:style style:name="T48" style:family="text">
      <style:text-properties fo:color="#ff0000" style:font-name="Courier New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800000" fo:font-size="15pt" style:font-size-asian="15pt" style:font-size-complex="15pt"/>
    </style:style>
    <style:style style:name="T50" style:family="text">
      <style:text-properties fo:color="#800000" fo:font-size="11pt" style:font-size-asian="11pt" style:font-size-complex="11pt"/>
    </style:style>
    <style:style style:name="T51" style:family="text">
      <style:text-properties fo:color="#008000" fo:font-size="11pt" style:font-size-asian="11pt" style:font-size-complex="11pt"/>
    </style:style>
    <style:style style:name="T52" style:family="text">
      <style:text-properties fo:color="#0000ff" fo:font-size="11pt" style:font-size-asian="11pt" style:font-size-complex="11pt"/>
    </style:style>
    <style:style style:name="T53" style:family="text">
      <style:text-properties fo:color="#ff0000" fo:font-size="11pt" style:font-size-asian="11pt" style:font-size-complex="11pt"/>
    </style:style>
    <style:style style:name="T54" style:family="text">
      <style:text-properties fo:color="#ff0000" fo:font-size="15pt" style:font-size-asian="15pt" style:font-size-complex="15pt"/>
    </style:style>
    <style:style style:name="T55" style:family="text">
      <style:text-properties fo:color="#0000ff" fo:font-size="15pt" style:font-size-asian="15pt" style:font-size-complex="15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T61" style:family="text">
      <style:text-properties fo:font-size="10pt" fo:font-style="italic" style:font-size-asian="10pt" style:font-style-asian="italic" style:font-size-complex="10pt" style:font-style-complex="italic"/>
    </style:style>
    <style:style style:name="T62" style:family="text">
      <style:text-properties fo:color="#0000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35cm" svg:height="8.15cm" svg:x="1.76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</text:span><text:span text:style-name="T3">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5cm" svg:height="5.864cm" svg:x="9.382cm" svg:y="1.486cm">
          <draw:glue-point draw:id="4" svg:x="2.351cm" svg:y="-5cm"/>
          <draw:glue-point draw:id="5" svg:x="-2.11cm" svg:y="-5cm"/>
          <text:p text:style-name="P1"><text:span text:style-name="T1">U</text:span><text:span text:style-name="T1">s</text:span><text:span text:style-name="T1">e</text:span><text:span text:style-name="T1">r</text:span><text:span text:style-name="T1"><text:line-break/></text:span><text:span text:style-name="T2"> </text:span></text:p>
          <text:p text:style-name="P2"><text:span text:style-name="T3">oi</text:span><text:span text:style-name="T3">d </text:span><text:span text:style-name="T3">= </text:span><text:span text:style-name="T3">8c</text:span><text:span text:style-name="T3">04</text:span><text:span text:style-name="T3">8b</text:span><text:span text:style-name="T3">2e</text:span><text:span text:style-name="T3">-.</text:span><text:span text:style-name="T3">..</text:span><text:span text:style-name="T3">-</text:span><text:span text:style-name="T3">00</text:span><text:span text:style-name="T3">1e</text:span><text:span text:style-name="T3">8c</text:span><text:span text:style-name="T3">71</text:span><text:span text:style-name="T3">7e</text:span><text:span text:style-name="T3">5b</text:span></text:p>
          <text:p text:style-name="P2"><text:span text:style-name="T4">na</text:span><text:span text:style-name="T4">me </text:span><text:span text:style-name="T4">= </text:span><text:span text:style-name="T4">”j</text:span><text:span text:style-name="T4">ac</text:span><text:span text:style-name="T4">k”</text:span><text:span text:style-name="T4"><text:line-break/></text:span><text:span text:style-name="T4">fu</text:span><text:span text:style-name="T4">ll</text:span><text:span text:style-name="T4">Na</text:span><text:span text:style-name="T4">me </text:span><text:span text:style-name="T4">= </text:span><text:span text:style-name="T4">”J</text:span><text:span text:style-name="T4">ac</text:span><text:span text:style-name="T4">k </text:span><text:span text:style-name="T4">Sp</text:span><text:span text:style-name="T4">ar</text:span><text:span text:style-name="T4">ro</text:span><text:span text:style-name="T4">w”</text:span><text:span text:style-name="T4"><text:line-break/></text:span><text:span text:style-name="T4">gi</text:span><text:span text:style-name="T4">ve</text:span><text:span text:style-name="T4">nN</text:span><text:span text:style-name="T4">am</text:span><text:span text:style-name="T4">e </text:span><text:span text:style-name="T4">= </text:span><text:span text:style-name="T4">”J</text:span><text:span text:style-name="T4">ac</text:span><text:span text:style-name="T4">k”</text:span><text:span text:style-name="T4"><text:line-break/></text:span><text:span text:style-name="T4">fa</text:span><text:span text:style-name="T4">mi</text:span><text:span text:style-name="T4">ly</text:span><text:span text:style-name="T4">Na</text:span><text:span text:style-name="T4">me </text:span><text:span text:style-name="T4">= </text:span><text:span text:style-name="T4">”S</text:span><text:span text:style-name="T4">pa</text:span><text:span text:style-name="T4">rr</text:span><text:span text:style-name="T4">ow</text:span><text:span text:style-name="T4">”</text:span></text:p>
          <text:p text:style-name="P2"><text:span text:style-name="T4">ho</text:span><text:span text:style-name="T4">no</text:span><text:span text:style-name="T4">ri</text:span><text:span text:style-name="T4">fi</text:span><text:span text:style-name="T4">cP</text:span><text:span text:style-name="T4">re</text:span><text:span text:style-name="T4">fi</text:span><text:span text:style-name="T4">x </text:span><text:span text:style-name="T4">= </text:span><text:span text:style-name="T4">”C</text:span><text:span text:style-name="T4">pt</text:span><text:span text:style-name="T4">.”</text:span></text:p>
          <text:p text:style-name="P2"><text:span text:style-name="T5">em</text:span><text:span text:style-name="T5">ai</text:span><text:span text:style-name="T5">lA</text:span><text:span text:style-name="T5">dd</text:span><text:span text:style-name="T5">re</text:span><text:span text:style-name="T5">ss </text:span><text:span text:style-name="T5">= </text:span><text:span text:style-name="T5">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</text:span><text:span text:style-name="T4">pl</text:span><text:span text:style-name="T4">oy</text:span><text:span text:style-name="T4">ee</text:span><text:span text:style-name="T4">Ty</text:span><text:span text:style-name="T4">pe </text:span><text:span text:style-name="T4">= </text:span><text:span text:style-name="T4">”i</text:span><text:span text:style-name="T4">nt</text:span><text:span text:style-name="T4">er</text:span><text:span text:style-name="T4">n”</text:span></text:p>
          <text:p text:style-name="P2"><text:span text:style-name="T4">lo</text:span><text:span text:style-name="T4">ca</text:span><text:span text:style-name="T4">li</text:span><text:span text:style-name="T4">ty </text:span><text:span text:style-name="T4">= </text:span><text:span text:style-name="T4">”T</text:span><text:span text:style-name="T4">or</text:span><text:span text:style-name="T4">tu</text:span><text:span text:style-name="T4">ga</text:span><text:span text:style-name="T4">”</text:span><text:span text:style-name="T4"><text:line-break/></text:span><text:span text:style-name="T4">ac</text:span><text:span text:style-name="T4">ct</text:span><text:span text:style-name="T4">iv</text:span><text:span text:style-name="T4">at</text:span><text:span text:style-name="T4">io</text:span><text:span text:style-name="T4">n:</text:span><text:span text:style-name="T4"><text:line-break/></text:span><text:span text:style-name="T4"> <text:s/></text:span><text:span text:style-name="T4">en</text:span><text:span text:style-name="T4">ab</text:span><text:span text:style-name="T4">le</text:span><text:span text:style-name="T4">d </text:span><text:span text:style-name="T4">= </text:span><text:span text:style-name="T4">tr</text:span><text:span text:style-name="T4">ue</text:span></text:p>
          <text:p text:style-name="P2"><text:span text:style-name="T4">cr</text:span><text:span text:style-name="T4">ed</text:span><text:span text:style-name="T4">en</text:span><text:span text:style-name="T4">ti</text:span><text:span text:style-name="T4">al</text:span><text:span text:style-name="T4">s:</text:span><text:span text:style-name="T4"><text:line-break/></text:span><text:span text:style-name="T4"> <text:s/></text:span><text:span text:style-name="T4">pa</text:span><text:span text:style-name="T4">ss</text:span><text:span text:style-name="T4">wo</text:span><text:span text:style-name="T4">rd</text:span><text:span text:style-name="T4">:</text:span></text:p>
          <text:p text:style-name="P2"><text:span text:style-name="T4"><text:s text:c="3"/></text:span><text:span text:style-name="T4"><text:s/></text:span><text:span text:style-name="T4">va</text:span><text:span text:style-name="T4">lu</text:span><text:span text:style-name="T4">e: </text:span><text:span text:style-name="T4">(e</text:span><text:span text:style-name="T4">nc</text:span><text:span text:style-name="T4">ry</text:span><text:span text:style-name="T4">pt</text:span><text:span text:style-name="T4">ed </text:span><text:span text:style-name="T4">da</text:span><text:span text:style-name="T4">ta</text:span><text:span text:style-name="T4">)</text:span><text:span text:style-name="T4"><text:line-break/></text:span><text:span text:style-name="T6">ac</text:span><text:span text:style-name="T6">co</text:span><text:span text:style-name="T6">un</text:span><text:span text:style-name="T6">tR</text:span><text:span text:style-name="T6">ef </text:span><text:span text:style-name="T6">oi</text:span><text:span text:style-name="T6">d=</text:span><text:span text:style-name="T6">f7</text:span><text:span text:style-name="T6">92</text:span><text:span text:style-name="T6">ad</text:span><text:span text:style-name="T6">4e</text:span><text:span text:style-name="T6">-.</text:span><text:span text:style-name="T6">..</text:span><text:span text:style-name="T6"><text:line-break/></text:span><text:span text:style-name="T6">ac</text:span><text:span text:style-name="T6">co</text:span><text:span text:style-name="T6">un</text:span><text:span text:style-name="T6">tR</text:span><text:span text:style-name="T6">ef </text:span><text:span text:style-name="T6">oi</text:span><text:span text:style-name="T6">d=</text:span><text:span text:style-name="T6">14</text:span><text:span text:style-name="T6">8f</text:span><text:span text:style-name="T6">22</text:span><text:span text:style-name="T6">be</text:span><text:span text:style-name="T6">-.</text:span><text:span text:style-name="T6">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056cm" svg:y="5.318cm">
          <draw:glue-point draw:id="4" svg:x="2.351cm" svg:y="-5cm"/>
          <draw:glue-point draw:id="5" svg:x="-2.11cm" svg:y="-5cm"/>
          <text:p text:style-name="P2"><text:span text:style-name="T7">a</text:span><text:span text:style-name="T7">c</text:span><text:span text:style-name="T7">t</text:span><text:span text:style-name="T7">i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2"> </text:span><text:span text:style-name="T6"><text:line-break/></text:span><text:span text:style-name="T6">e</text:span><text:span text:style-name="T6">n</text:span><text:span text:style-name="T6">a</text:span><text:span text:style-name="T6">b</text:span><text:span text:style-name="T6">l</text:span><text:span text:style-name="T6">e</text:span><text:span text:style-name="T6">d</text:span><text:span text:style-name="T6"> </text:span><text:span text:style-name="T6">=</text:span><text:span text:style-name="T6"> </text:span><text:span text:style-name="T6">t</text:span><text:span text:style-name="T6">r</text:span><text:span text:style-name="T6">u</text:span><text:span text:style-name="T6">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056cm" svg:y="6.588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33cm" svg:y="7.35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</text:span><text:span text:style-name="T6">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5" draw:layer="layout" svg:width="4.572cm" svg:height="5.842cm" svg:x="8.366cm" svg:y="1.762cm">
          <text:p text:style-name="P1"><text:span text:style-name="T1">m</text:span><text:span text:style-name="T1">id</text:span><text:span text:style-name="T1">P</text:span><text:span text:style-name="T1">oi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3.302cm" svg:x="14.716cm" svg:y="3.794cm">
          <text:p text:style-name="P1"><text:span text:style-name="T1">Reso</text:span><text:span text:style-name="T1">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1cm" svg:y="3.794cm">
          <text:p text:style-name="P1"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509cm" svg:y1="3.968cm" svg:x2="6.109cm" svg:y2="6.081cm" draw:start-shape="id1" draw:end-shape="id2" draw:end-glue-point="1" svg:d="M9509 3968c-2566 0-867 2113-3400 2113" svg:viewBox="0 0 3401 2114">
          <text:p/>
        </draw:connector>
        <draw:connector draw:style-name="gr6" draw:text-style-name="P1" draw:layer="layout" draw:type="curve" svg:x1="15.195cm" svg:y1="6.082cm" svg:x2="11.795cm" svg:y2="3.968cm" draw:start-shape="id3" draw:start-glue-point="3" draw:end-shape="id1" draw:end-glue-point="1" svg:d="M15195 6082c-2530 0-831-2114-3400-2114" svg:viewBox="0 0 3401 2115">
          <text:p/>
        </draw:connector>
        <draw:custom-shape draw:style-name="gr7" draw:text-style-name="P7" xml:id="id2" draw:id="id2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</text:span><text:span text:style-name="T8">rrow,o=C</text:span><text:span text:style-name="T8">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" draw:id="id1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</text:span><text:span text:style-name="T1">s</text:span><text:span text:style-name="T1">e</text:span><text:span text:style-name="T1">r</text:span><text:span text:style-name="T1"><text:line-break/></text:span><text:span text:style-name="T2"> </text:span></text:p>
          <text:p text:style-name="P1"><text:span text:style-name="T8">s</text:span><text:span text:style-name="T8">p</text:span><text:span text:style-name="T8">a</text:span><text:span text:style-name="T8">r</text:span><text:span text:style-name="T8">r</text:span><text:span text:style-name="T8">o</text:span><text:span text:style-name="T8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1.027cm" svg:height="0.645cm" svg:x="7.339cm" svg:y="3.657cm">
          <draw:text-box>
            <text:p><text:span text:style-name="T7">link</text:span></text:p>
          </draw:text-box>
        </draw:frame>
        <draw:frame draw:style-name="gr9" draw:text-style-name="P8" draw:layer="layout" svg:width="1.027cm" svg:height="0.645cm" svg:x="12.938cm" svg:y="3.658cm">
          <draw:text-box>
            <text:p><text:span text:style-name="T7">link</text:span></text:p>
          </draw:text-box>
        </draw:frame>
      </draw:page>
      <draw:page draw:name="page3" draw:style-name="dp1" draw:master-page-name="Default">
        <draw:custom-shape draw:style-name="gr2" draw:text-style-name="P5" draw:layer="layout" svg:width="7.874cm" svg:height="5.842cm" svg:x="7.35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064cm" svg:height="3.302cm" svg:x="15.732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6" draw:id="id6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5" draw:id="id5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" draw:id="id7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8" draw:id="id8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144cm" svg:y1="3.805cm" svg:x2="8.863cm" svg:y2="5.318cm" draw:start-shape="id4" draw:start-glue-point="3" draw:end-shape="id5" svg:d="M10144 3805c-854 0-1281 504-1281 1513" svg:viewBox="0 0 1282 1514">
          <text:p/>
        </draw:connector>
        <draw:connector draw:style-name="gr5" draw:text-style-name="P1" draw:layer="layout" draw:type="curve" svg:x1="7.836cm" svg:y1="6.08cm" svg:x2="6.08cm" svg:y2="6.082cm" draw:start-shape="id5" draw:start-glue-point="3" draw:end-shape="id6" draw:end-glue-point="1" svg:d="M7836 6080c-1315 0-438 2-1756 2" svg:viewBox="0 0 1757 3">
          <text:p/>
        </draw:connector>
        <draw:connector draw:style-name="gr5" draw:text-style-name="P1" draw:layer="layout" draw:type="curve" svg:x1="14.716cm" svg:y1="6.08cm" svg:x2="16.494cm" svg:y2="6.082cm" draw:start-shape="id7" draw:end-shape="id8" draw:end-glue-point="3" svg:d="M14716 6080c1335 0 446 2 1778 2" svg:viewBox="0 0 1779 3">
          <text:p/>
        </draw:connector>
        <draw:connector draw:style-name="gr5" draw:text-style-name="P1" draw:layer="layout" draw:type="curve" svg:x1="12.43cm" svg:y1="3.805cm" svg:x2="13.689cm" svg:y2="5.318cm" draw:start-shape="id4" draw:end-shape="id7" draw:end-glue-point="0" svg:d="M12430 3805c840 0 1259 504 1259 1513" svg:viewBox="0 0 1260 1514">
          <text:p/>
        </draw:connector>
        <draw:frame draw:style-name="gr13" draw:text-style-name="P8" draw:layer="layout" svg:width="2.28cm" svg:height="0.645cm" svg:x="7.864cm" svg:y="3.149cm">
          <draw:text-box>
            <text:p><text:span text:style-name="T7">accountRef</text:span></text:p>
          </draw:text-box>
        </draw:frame>
        <draw:frame draw:style-name="gr13" draw:text-style-name="P8" draw:layer="layout" svg:width="2.28cm" svg:height="0.645cm" svg:x="12.43cm" svg:y="3.15cm">
          <draw:text-box>
            <text:p><text:span text:style-name="T7">accountRef</text:span></text:p>
          </draw:text-box>
        </draw:frame>
      </draw:page>
      <draw:page draw:name="page4" draw:style-name="dp1" draw:master-page-name="Default">
        <draw:custom-shape draw:style-name="gr1" draw:text-style-name="P3" draw:layer="layout" svg:width="6.858cm" svg:height="8.404cm" svg:x="1.762cm" svg:y="1.486cm">
          <draw:glue-point draw:id="4" svg:x="2.351cm" svg:y="-5cm"/>
          <draw:glue-point draw:id="5" svg:x="-2.11cm" svg:y="-5cm"/>
          <text:p text:style-name="P1"><text:span text:style-name="T1">Account Shadow</text:span><text:span text:style-name="T1"><text:line-break/></text:span><text:span text:style-name="T2"> </text:span></text:p>
          <text:p text:style-name="P2"><text:span text:style-name="T9">oid = f792ad4e-...</text:span></text:p>
          <text:p text:style-name="P2"><text:span text:style-name="T6">name = ”jsparrow”</text:span><text:span text:style-name="T6"><text:line-break/></text:span><text:span text:style-name="T6">resourceRef oid=aa19d01e-...</text:span><text:span text:style-name="T6"><text:line-break/></text:span><text:span text:style-name="T6">objectClass = Account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3.794cm">
          <draw:glue-point draw:id="4" svg:x="2.351cm" svg:y="-5cm"/>
          <draw:glue-point draw:id="5" svg:x="-2.11cm" svg:y="-5cm"/>
          <text:p text:style-name="P2"><text:span text:style-name="T7">attributes</text:span><text:span text:style-name="T2"> </text:span><text:span text:style-name="T6"><text:line-break/></text:span><text:span text:style-name="T10">icfs:uid = ”</text:span><text:span text:style-name="T11">uid=jsparrow,o=Caribbean</text:span><text:span text:style-name="T10">”</text:span><text:span text:style-name="T6"><text:line-break/></text:span><text:span text:style-name="T6">uid = ”jsparrow”</text:span><text:span text:style-name="T6"><text:line-break/></text:span><text:span text:style-name="T6">cn</text:span><text:span text:style-name="T12"> = ”Jack Sparrow”</text:span><text:span text:style-name="T12"><text:line-break/></text:span><text:span text:style-name="T12">sn = ”Sparrow”</text:span></text:p>
          <text:p text:style-name="P2"><text:span text:style-name="T12">givenName = ”Jack”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29cm" svg:y="6.0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7.35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564cm" svg:y="8.112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3" draw:layer="layout" svg:width="6.604cm" svg:height="8.404cm" svg:x="1.76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2.032cm" svg:x="2.27cm" svg:y="4.30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>hostname = ”server1.example.com”</text:span><text:span text:style-name="T6"><text:line-break/></text:span><text:span text:style-name="T6">port = ”389”</text:span><text:span text:style-name="T6"><text:line-break/></text:span><text:span text:style-name="T6">baseContexts</text:span><text:span text:style-name="T12"> = ”o=Caribbean”</text:span><text:span text:style-name="T12"><text:line-break/></text:span><text:span text:style-name="T12">principal = ”cn=Directory Manager”</text:span><text:span text:style-name="T12"><text:line-break/></text:span><text:span text:style-name="T12">credentials = ...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3.286cm">
          <draw:glue-point draw:id="4" svg:x="2.351cm" svg:y="-5cm"/>
          <draw:glue-point draw:id="5" svg:x="-2.11cm" svg:y="-5cm"/>
          <text:p text:style-name="P2"><text:span text:style-name="T7">connectorRef oid=....</text:span><text:span text:style-name="T2">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6.588cm">
          <draw:glue-point draw:id="4" svg:x="2.351cm" svg:y="-5cm"/>
          <draw:glue-point draw:id="5" svg:x="-2.11cm" svg:y="-5cm"/>
          <text:p text:style-name="P2"><text:span text:style-name="T1">schema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7.604cm">
          <draw:glue-point draw:id="4" svg:x="2.351cm" svg:y="-5cm"/>
          <draw:glue-point draw:id="5" svg:x="-2.11cm" svg:y="-5cm"/>
          <text:p text:style-name="P2"><text:span text:style-name="T1">schemaHandling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8.62cm">
          <draw:glue-point draw:id="4" svg:x="2.351cm" svg:y="-5cm"/>
          <draw:glue-point draw:id="5" svg:x="-2.11cm" svg:y="-5cm"/>
          <text:p text:style-name="P2"><text:span text:style-name="T1">synchronization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4" draw:text-style-name="P9" draw:layer="layout" svg:width="11.684cm" svg:height="11.176cm" svg:x="7.858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3" draw:id="id13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1" draw:id="id11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=Caribbean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43cm" svg:y1="4.048cm" svg:x2="11.53cm" svg:y2="5.826cm" draw:start-shape="id9" draw:start-glue-point="3" draw:end-shape="id10" svg:d="M12430 4048c-600 0-900 592-900 1778" svg:viewBox="0 0 901 1779">
          <text:p/>
        </draw:connector>
        <draw:connector draw:style-name="gr18" draw:text-style-name="P1" draw:layer="layout" draw:type="curve" svg:x1="8.344cm" svg:y1="7.35cm" svg:x2="6.08cm" svg:y2="7.347cm" draw:start-shape="id10" draw:start-glue-point="3" draw:end-shape="id11" draw:end-glue-point="1" svg:d="M8344 7350c-1696 0-565-3-2264-3" svg:viewBox="0 0 2265 4">
          <text:p/>
        </draw:connector>
        <draw:custom-shape draw:style-name="gr19" draw:text-style-name="P3" xml:id="id12" draw:id="id12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9.382cm" draw:start-shape="id10" draw:start-glue-point="1" draw:end-shape="id12" svg:d="M14716 7350c924 0 1386 677 1386 2032" svg:viewBox="0 0 1387 2033">
          <text:p/>
        </draw:connector>
        <draw:connector draw:style-name="gr21" draw:text-style-name="P1" draw:layer="layout" draw:type="curve" svg:x1="13.17cm" svg:y1="10.906cm" svg:x2="6.842cm" svg:y2="10.905cm" draw:start-shape="id12" draw:end-shape="id13" draw:end-glue-point="4" svg:d="M13170 10906c-4746 0-1582-1-6328-1" svg:viewBox="0 0 6329 2">
          <text:p/>
        </draw:connector>
        <draw:custom-shape draw:style-name="gr10" draw:text-style-name="P7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4" draw:text-style-name="P9" draw:layer="layout" svg:width="11.684cm" svg:height="10.66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" draw:id="id16" draw:layer="layout" svg:width="5.842cm" svg:height="4.468cm" svg:x="1cm" svg:y="7.708cm">
          <draw:glue-point draw:id="4" svg:x="5cm" svg:y="2.333cm"/>
          <text:p text:style-name="P2"><text:span text:style-name="T1">Resource A (LDAP server)</text:span></text:p>
          <text:p text:style-name="P2"><text:span text:style-name="T19">server1.example.com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14" draw:id="id14" draw:layer="layout" svg:width="5.864cm" svg:height="3.048cm" svg:x="9.404cm" svg:y="2.524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14">connectorRef oid=</text:span><text:span text:style-name="T15">b15342b0-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</text:span><text:span text:style-name="T18">389</text:span><text:span text:style-name="T4">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336cm" svg:y1="5.572cm" svg:x2="14.219cm" svg:y2="6.842cm" draw:start-shape="id14" draw:end-shape="id15" draw:end-glue-point="0" svg:d="M12336 5572c0 954 1883 319 1883 1270" svg:viewBox="0 0 1884 1271">
          <text:p/>
        </draw:connector>
        <draw:connector draw:style-name="gr21" draw:text-style-name="P1" draw:layer="layout" draw:type="curve" svg:x1="9.404cm" svg:y1="4.048cm" svg:x2="3.921cm" svg:y2="7.708cm" draw:start-shape="id14" draw:start-glue-point="3" draw:end-shape="id16" draw:end-glue-point="0" svg:d="M9404 4048c-3656 0-5483 1220-5483 3660" svg:viewBox="0 0 5484 3661">
          <text:p/>
        </draw:connector>
        <draw:custom-shape draw:style-name="gr22" draw:text-style-name="P11" xml:id="id17" draw:id="id17" draw:layer="layout" svg:width="9.652cm" svg:height="1.27cm" svg:x="9.382cm" svg:y="10.652cm">
          <text:p text:style-name="P1"><text:span text:style-name="T1">OpenICF LDAP Connector v1.1.1.0</text:span><text:span text:style-name="T1"><text:line-break/></text:span><text:span text:style-name="T7">(Java Code)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5" draw:id="id15" draw:layer="layout" svg:width="9.674cm" svg:height="3.048cm" svg:x="9.382cm" svg:y="6.842cm">
          <text:p text:style-name="P1"><text:span text:style-name="T1">Connector</text:span></text:p>
          <text:p text:style-name="P2"><text:span text:style-name="T4"><text:s/></text:span><text:span text:style-name="T1"><text:line-break/></text:span><text:span text:style-name="T16">oid = </text:span><text:span text:style-name="T15">b15342b0-...</text:span></text:p>
          <text:p text:style-name="P2"><text:span text:style-name="T4">name = ”ICF LDAP Connector”</text:span><text:span text:style-name="T4"><text:line-break/></text:span><text:span text:style-name="T16">framework = ”</text:span><text:span text:style-name="T17">http://.../connector/icf-1</text:span><text:span text:style-name="T16">”</text:span><text:span text:style-name="T16"><text:line-break/></text:span><text:span text:style-name="T16">connectorType = ”</text:span><text:span text:style-name="T17">org.identityconnectors.ldap.LdapConnector</text:span><text:span text:style-name="T16">”</text:span><text:span text:style-name="T16"><text:line-break/></text:span><text:span text:style-name="T16">connectorVersion = ”</text:span><text:span text:style-name="T17">1.1.1.0</text:span><text:span text:style-name="T16">”</text:span><text:span text:style-name="T4"><text:line-break/></text:span><text:span text:style-name="T4"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219cm" svg:y1="9.89cm" svg:x2="14.208cm" svg:y2="10.652cm" draw:start-shape="id15" draw:start-glue-point="2" draw:end-shape="id17" draw:end-glue-point="0" svg:d="M14219 9890c0 573-11 192-11 762" svg:viewBox="0 0 12 763">
          <text:p/>
        </draw:connector>
        <draw:custom-shape draw:style-name="gr23" draw:text-style-name="P12" draw:layer="layout" svg:width="4.572cm" svg:height="1.27cm" svg:x="5.318cm" svg:y="10.652cm">
          <text:p text:style-name="P1"><text:span text:style-name="T20">LDA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2" draw:text-style-name="P5" draw:layer="layout" svg:width="4.572cm" svg:height="6.096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4.064cm" svg:height="3.81cm" svg:x="14.716cm" svg:y="3.794cm">
          <draw:glue-point draw:id="4" svg:x="-5cm" svg:y="3.333cm"/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2" draw:id="id22" draw:layer="layout" svg:width="5.588cm" svg:height="4.064cm" svg:x="1cm" svg:y="3.794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curve" svg:x1="9.509cm" svg:y1="3.968cm" svg:x2="6.109cm" svg:y2="6.081cm" draw:start-shape="id18" draw:end-shape="id19" draw:end-glue-point="1" svg:d="M9509 3968c-2548 0-849 2113-3400 2113" svg:viewBox="0 0 3401 2114">
          <text:p/>
        </draw:connector>
        <draw:connector draw:style-name="gr25" draw:text-style-name="P1" draw:layer="layout" draw:type="curve" svg:x1="15.195cm" svg:y1="6.082cm" svg:x2="11.795cm" svg:y2="3.968cm" draw:start-shape="id20" draw:start-glue-point="3" draw:end-shape="id18" draw:end-glue-point="1" svg:d="M15195 6082c-2548 0-849-2114-3400-2114" svg:viewBox="0 0 3401 2115">
          <text:p/>
        </draw:connector>
        <draw:custom-shape draw:style-name="gr10" draw:text-style-name="P7" xml:id="id19" draw:id="id19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8" draw:id="id18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0" draw:id="id20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.027cm" svg:height="0.645cm" svg:x="7.339cm" svg:y="3.657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2.938cm" svg:y="3.658cm">
          <draw:text-box>
            <text:p><text:span text:style-name="T21">link</text:span></text:p>
          </draw:text-box>
        </draw:frame>
        <draw:custom-shape draw:style-name="gr26" draw:text-style-name="P14" xml:id="id21" draw:id="id21" draw:layer="layout" svg:width="3.556cm" svg:height="1.292cm" svg:x="8.874cm" svg:y="6.058cm">
          <draw:glue-point draw:id="4" svg:x="2.351cm" svg:y="-5cm"/>
          <draw:glue-point draw:id="5" svg:x="-2.11cm" svg:y="-5cm"/>
          <text:p text:style-name="P1"><text:span text:style-name="T22">Role</text:span><text:span text:style-name="T22"><text:line-break/></text:span><text:span text:style-name="T23"> </text:span></text:p>
          <text:p text:style-name="P1"><text:span text:style-name="T24">Capt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5" draw:layer="layout" draw:type="curve" svg:x1="8.874cm" svg:y1="6.704cm" svg:x2="6.588cm" svg:y2="7.216cm" draw:start-shape="id21" draw:start-glue-point="3" draw:end-shape="id22" draw:end-glue-point="4" svg:d="M8874 6704c-1732 0-590 512-2286 512" svg:viewBox="0 0 2287 513">
          <text:p/>
        </draw:connector>
        <draw:connector draw:style-name="gr27" draw:text-style-name="P15" draw:layer="layout" draw:type="curve" svg:x1="12.43cm" svg:y1="6.704cm" svg:x2="14.716cm" svg:y2="6.968cm" draw:start-shape="id21" draw:end-shape="id23" draw:end-glue-point="4" svg:d="M12430 6704c1734 0 591 264 2286 264" svg:viewBox="0 0 2287 265">
          <text:p/>
        </draw:connector>
        <draw:frame draw:style-name="gr28" draw:text-style-name="P16" draw:layer="layout" svg:width="1.734cm" svg:height="1.039cm" svg:x="6.632cm" svg:y="7.35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frame draw:style-name="gr28" draw:text-style-name="P16" draw:layer="layout" svg:width="1.734cm" svg:height="1.039cm" svg:x="13.02cm" svg:y="7.327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connector draw:style-name="gr29" draw:text-style-name="P15" draw:layer="layout" draw:type="curve" svg:x1="10.652cm" svg:y1="4.995cm" svg:x2="10.652cm" svg:y2="6.058cm" draw:start-shape="id18" draw:start-glue-point="2" draw:end-shape="id21" draw:end-glue-point="0" svg:d="M10652 4995v1063" svg:viewBox="0 0 1 1064">
          <text:p/>
        </draw:connector>
      </draw:page>
      <draw:page draw:name="page9" draw:style-name="dp1" draw:master-page-name="Default">
        <draw:custom-shape draw:style-name="gr14" draw:text-style-name="P9" draw:layer="layout" svg:width="11.684cm" svg:height="8.382cm" svg:x="7.858cm" svg:y="4.556cm"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7" draw:id="id27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25" draw:id="id25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4" draw:id="id24" draw:layer="layout" svg:width="6.372cm" svg:height="3.048cm" svg:x="8.344cm" svg:y="5.826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7.35cm" svg:x2="6.08cm" svg:y2="7.347cm" draw:start-shape="id24" draw:start-glue-point="3" draw:end-shape="id25" draw:end-glue-point="1" svg:d="M8344 7350c-1696 0-565-3-2264-3" svg:viewBox="0 0 2265 4">
          <text:p/>
        </draw:connector>
        <draw:custom-shape draw:style-name="gr19" draw:text-style-name="P3" xml:id="id26" draw:id="id26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9.382cm" draw:start-shape="id24" draw:start-glue-point="1" draw:end-shape="id26" svg:d="M14716 7350c924 0 1386 677 1386 2032" svg:viewBox="0 0 1387 2033">
          <text:p/>
        </draw:connector>
        <draw:connector draw:style-name="gr21" draw:text-style-name="P1" draw:layer="layout" draw:type="curve" svg:x1="13.17cm" svg:y1="10.906cm" svg:x2="6.842cm" svg:y2="10.905cm" draw:start-shape="id26" draw:end-shape="id27" draw:end-glue-point="4" svg:d="M13170 10906c-4746 0-1582-1-6328-1" svg:viewBox="0 0 6329 2">
          <text:p/>
        </draw:connector>
        <draw:custom-shape draw:style-name="gr10" draw:text-style-name="P7" draw:layer="layout" svg:width="4.63cm" svg:height="1.519cm" svg:x="1.45cm" svg:y="6.589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4" draw:text-style-name="P9" draw:layer="layout" svg:width="11.684cm" svg:height="15.74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31" draw:id="id31" draw:layer="layout" svg:width="5.842cm" svg:height="11.938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9" draw:id="id29" draw:layer="layout" svg:width="4.63cm" svg:height="1.519cm" svg:x="1.45cm" svg:y="10.90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28" draw:id="id28" draw:layer="layout" svg:width="6.372cm" svg:height="3.048cm" svg:x="8.344cm" svg:y="10.144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11.668cm" svg:x2="6.08cm" svg:y2="11.665cm" draw:start-shape="id28" draw:start-glue-point="3" draw:end-shape="id29" draw:end-glue-point="1" svg:d="M8344 11668c-1696 0-565-3-2264-3" svg:viewBox="0 0 2265 4">
          <text:p/>
        </draw:connector>
        <draw:custom-shape draw:style-name="gr19" draw:text-style-name="P3" xml:id="id30" draw:id="id30" draw:layer="layout" svg:width="5.864cm" svg:height="3.048cm" svg:x="13.17cm" svg:y="13.7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11.668cm" svg:x2="16.102cm" svg:y2="13.7cm" draw:start-shape="id28" draw:start-glue-point="1" draw:end-shape="id30" svg:d="M14716 11668c924 0 1386 677 1386 2032" svg:viewBox="0 0 1387 2033">
          <text:p/>
        </draw:connector>
        <draw:connector draw:style-name="gr21" draw:text-style-name="P1" draw:layer="layout" draw:type="curve" svg:x1="13.17cm" svg:y1="15.224cm" svg:x2="6.842cm" svg:y2="14.072cm" draw:start-shape="id30" draw:end-shape="id31" draw:end-glue-point="4" svg:d="M13170 15224c-4746 0-1582-1152-6328-1152" svg:viewBox="0 0 6329 1153">
          <text:p/>
        </draw:connector>
        <draw:custom-shape draw:style-name="gr10" draw:text-style-name="P7" xml:id="id34" draw:id="id34" draw:layer="layout" svg:width="4.63cm" svg:height="1.519cm" svg:x="1.45cm" svg:y="10.907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3" draw:id="id33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2" draw:id="id32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43cm" svg:y1="4.048cm" svg:x2="11.53cm" svg:y2="5.826cm" draw:start-shape="id32" draw:start-glue-point="3" draw:end-shape="id33" svg:d="M12430 4048c-600 0-900 592-900 1778" svg:viewBox="0 0 901 1779">
          <text:p/>
        </draw:connector>
        <draw:connector draw:style-name="gr18" draw:text-style-name="P1" draw:layer="layout" draw:type="curve" svg:x1="8.344cm" svg:y1="7.35cm" svg:x2="6.08cm" svg:y2="7.347cm" draw:start-shape="id33" draw:start-glue-point="3" svg:d="M8344 7350c-2073 0-941-3-2264-3" svg:viewBox="0 0 2265 4">
          <text:p/>
        </draw:connector>
        <draw:custom-shape draw:style-name="gr10" draw:text-style-name="P7" xml:id="id35" draw:id="id35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14.716cm" svg:y1="7.35cm" svg:x2="16.102cm" svg:y2="13.7cm" draw:start-shape="id33" draw:start-glue-point="1" draw:end-shape="id30" draw:end-glue-point="0" svg:d="M14716 7350c924 0 1386 2116 1386 6350" svg:viewBox="0 0 1387 6351">
          <text:p/>
        </draw:connector>
        <draw:connector draw:style-name="gr18" draw:text-style-name="P1" draw:layer="layout" draw:type="curve" svg:x1="3.765cm" svg:y1="10.907cm" svg:x2="3.765cm" svg:y2="8.108cm" draw:start-shape="id34" draw:end-shape="id35" draw:end-glue-point="2" svg:d="M3765 10907v-2799" svg:viewBox="0 0 1 2800">
          <text:p/>
        </draw:connector>
        <draw:frame draw:style-name="gr30" draw:text-style-name="P8" draw:layer="layout" svg:width="1.789cm" svg:height="0.645cm" svg:x="2.016cm" svg:y="10.261cm">
          <draw:text-box>
            <text:p><text:span text:style-name="T7">member</text:span></text:p>
          </draw:text-box>
        </draw:frame>
      </draw:page>
      <draw:page draw:name="page11" draw:style-name="dp1" draw:master-page-name="Default">
        <draw:custom-shape draw:style-name="gr14" draw:text-style-name="P9" draw:layer="layout" svg:width="11.684cm" svg:height="17.78cm" svg:x="7.858cm" svg:y="2.27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10.668cm" svg:height="8.89cm" svg:x="8.112cm" svg:y="10.652cm">
          <text:p/>
          <draw:enhanced-geometry svg:viewBox="0 0 88 21600" draw:glue-points="44 ?f6 44 0 0 10800 44 21600 88 10800" draw:text-areas="0 ?f6 88 ?f3" draw:type="can" draw:modifiers="2580.0472387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5.842cm" svg:height="8.988cm" svg:x="1cm" svg:y="11.062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7" draw:id="id37" draw:layer="layout" svg:width="4.63cm" svg:height="1.519cm" svg:x="1.45cm" svg:y="16.49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6" draw:id="id36" draw:layer="layout" svg:width="6.372cm" svg:height="3.048cm" svg:x="8.344cm" svg:y="15.732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8.344cm" svg:y1="17.256cm" svg:x2="6.08cm" svg:y2="17.253cm" draw:start-shape="id36" draw:start-glue-point="3" draw:end-shape="id37" draw:end-glue-point="1" svg:d="M8344 17256c-1696 0-565-3-2264-3" svg:viewBox="0 0 2265 4">
          <text:p/>
        </draw:connector>
        <draw:custom-shape draw:style-name="gr10" draw:text-style-name="P7" xml:id="id41" draw:id="id41" draw:layer="layout" svg:width="4.63cm" svg:height="1.519cm" svg:x="1.45cm" svg:y="16.495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39" draw:id="id39" draw:layer="layout" svg:width="6.372cm" svg:height="3.048cm" svg:x="8.344cm" svg:y="12.176cm">
          <draw:glue-point draw:id="4" svg:x="-2.573cm" svg:y="-5cm"/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8" draw:id="id38" draw:layer="layout" svg:width="5.334cm" svg:height="2.54cm" svg:x="13.192cm" svg:y="8.874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3.192cm" svg:y1="10.144cm" svg:x2="11.53cm" svg:y2="12.176cm" draw:start-shape="id38" draw:start-glue-point="3" draw:end-shape="id39" svg:d="M13192 10144c-1108 0-1662 677-1662 2032" svg:viewBox="0 0 1663 2033">
          <text:p/>
        </draw:connector>
        <draw:connector draw:style-name="gr18" draw:text-style-name="P1" draw:layer="layout" draw:type="curve" svg:x1="8.344cm" svg:y1="13.7cm" svg:x2="6.08cm" svg:y2="13.698cm" draw:start-shape="id39" draw:start-glue-point="3" draw:end-shape="id40" draw:end-glue-point="1" svg:d="M8344 13700c-1696 0-565-2-2264-2" svg:viewBox="0 0 2265 3">
          <text:p/>
        </draw:connector>
        <draw:custom-shape draw:style-name="gr10" draw:text-style-name="P7" xml:id="id40" draw:id="id40" draw:layer="layout" svg:width="4.63cm" svg:height="1.519cm" svg:x="1.45cm" svg:y="12.93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type="curve" svg:x1="3.765cm" svg:y1="16.495cm" svg:x2="3.765cm" svg:y2="14.458cm" draw:start-shape="id41" draw:end-shape="id40" draw:end-glue-point="2" svg:d="M3765 16495v-2037" svg:viewBox="0 0 1 2038">
          <text:p/>
        </draw:connector>
        <draw:frame draw:style-name="gr30" draw:text-style-name="P8" draw:layer="layout" svg:width="1.789cm" svg:height="0.645cm" svg:x="2.016cm" svg:y="15.849cm">
          <draw:text-box>
            <text:p><text:span text:style-name="T7">member</text:span></text:p>
          </draw:text-box>
        </draw:frame>
        <draw:custom-shape draw:style-name="gr16" draw:text-style-name="P3" xml:id="id42" draw:id="id42" draw:layer="layout" svg:width="9.398cm" svg:height="6.858cm" svg:x="2.778cm" svg:y="2.524cm">
          <text:p text:style-name="P1"><text:span text:style-name="T26">Account Shadow</text:span></text:p>
          <text:p text:style-name="P2"><text:span text:style-name="T27"><text:s/></text:span><text:span text:style-name="T26"><text:line-break/></text:span><text:span text:style-name="T28">oid = </text:span><text:span text:style-name="T29">f792ad4e-...</text:span></text:p>
          <text:p text:style-name="P2"><text:span text:style-name="T27">name = ”jsparrow”</text:span><text:span text:style-name="T27"><text:line-break/></text:span><text:span text:style-name="T30">resourceRef oid=</text:span><text:span text:style-name="T31">aa19d01e-...</text:span><text:span text:style-name="T27"><text:line-break/></text:span><text:span text:style-name="T27">objectClass = Account</text:span><text:span text:style-name="T27"><text:line-break/></text:span><text:span text:style-name="T32">attributes:</text:span><text:span text:style-name="T33"><text:line-break/></text:span><text:span text:style-name="T33"> <text:s/></text:span><text:span text:style-name="T32">icfs:uid = ”uid=jsparrow,ou=People,...”</text:span></text:p>
          <text:p text:style-name="P2"><text:span text:style-name="T32"><text:s text:c="2"/></text:span><text:span text:style-name="T32">ri:cn = ”Jack Sparrow”</text:span></text:p>
          <text:p text:style-name="P2"><text:span text:style-name="T32"><text:s text:c="2"/>…</text:span></text:p>
          <text:p text:style-name="P2"><text:span text:style-name="T32">activation:</text:span></text:p>
          <text:p text:style-name="P2"><text:span text:style-name="T32"><text:s text:c="2"/></text:span><text:span text:style-name="T32">administrativeStatus = enabled</text:span></text:p>
          <text:p text:style-name="P2"><text:span text:style-name="T32">association:</text:span><text:span text:style-name="T33"><text:line-break/></text:span><text:span text:style-name="T32"> <text:s/>name = ”group”</text:span></text:p>
          <text:p text:style-name="P2"><text:span text:style-name="T32"><text:s text:c="2"/></text:span><text:span text:style-name="T32">identifiers:</text:span></text:p>
          <text:p text:style-name="P2"><text:span text:style-name="T32"><text:s text:c="4"/></text:span><text:span text:style-name="T32">icfs:uid = ”cn=pirates,ou=Groups,...”</text:span></text:p>
          <text:p text:style-name="P2"><text:span text:style-name="T32"><text:s text:c="2"/></text:span><text:span text:style-name="T32">shadowRef oid=ae932d4f-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5" draw:layer="layout" draw:type="curve" svg:x1="9.891cm" svg:y1="12.176cm" svg:x2="7.477cm" svg:y2="9.382cm" draw:start-shape="id39" draw:start-glue-point="4" draw:end-shape="id42" draw:end-glue-point="2" svg:d="M9891 12176c0-2094-2414-697-2414-2794" svg:viewBox="0 0 2415 2795">
          <text:p/>
        </draw:connector>
        <draw:frame draw:style-name="gr33" draw:text-style-name="P18" draw:layer="layout" svg:width="2.602cm" svg:height="0.725cm" svg:x="8.112cm" svg:y="9.636cm">
          <draw:text-box>
            <text:p><text:span text:style-name="T1">getObject()</text:span></text:p>
          </draw:text-box>
        </draw:frame>
        <draw:frame draw:style-name="gr34" draw:text-style-name="P18" draw:layer="layout" svg:width="2.365cm" svg:height="1.673cm" svg:x="16.415cm" svg:y="17.361cm">
          <draw:text-box>
            <text:p><text:span text:style-name="T1">midPoint </text:span><text:span text:style-name="T1"><text:line-break/></text:span><text:span text:style-name="T1">identity</text:span><text:span text:style-name="T1"><text:line-break/></text:span><text:span text:style-name="T1">repository</text:span></text:p>
          </draw:text-box>
        </draw:frame>
      </draw:page>
      <draw:page draw:name="page12" draw:style-name="dp1" draw:master-page-name="Default">
        <draw:line draw:style-name="gr35" draw:text-style-name="P1" draw:layer="layout" svg:x1="1cm" svg:y1="6.652cm" svg:x2="20cm" svg:y2="6.652cm">
          <text:p/>
        </draw:line>
        <draw:frame draw:style-name="gr36" draw:text-style-name="P19" draw:layer="layout" svg:width="7.306cm" svg:height="2.941cm" svg:x="2.524cm" svg:y="1.704cm">
          <draw:text-box>
            <text:p><text:span text:style-name="T34">dn: </text:span><text:span text:style-name="T34">uid=jsparr</text:span><text:span text:style-name="T34">ow,ou=Peop</text:span><text:span text:style-name="T34">le,...</text:span></text:p>
            <text:p><text:span text:style-name="T34">uid: </text:span><text:span text:style-name="T34">jsparrow</text:span><text:span text:style-name="T34"><text:line-break/></text:span><text:span text:style-name="T34">cn: Cpt. </text:span><text:span text:style-name="T34">Jack </text:span><text:span text:style-name="T34">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path draw:style-name="gr37" draw:text-style-name="P15" draw:layer="layout" svg:width="2.498cm" svg:height="8.221cm" draw:transform="rotate (-0.179768912955417) translate (1.91375181857206cm 2.00857410253715cm)" svg:viewBox="0 0 2499 8222" svg:d="M2499 8213c-1749 318-3640-7850-1641-8213">
          <text:p/>
        </draw:path>
        <draw:frame draw:style-name="gr38" draw:text-style-name="P20" draw:layer="layout" svg:width="4.464cm" svg:height="0.839cm" svg:x="10.652cm" svg:y="1.431cm">
          <draw:text-box>
            <text:p><text:span text:style-name="T35">Resourc</text:span><text:span text:style-name="T35">e Object</text:span></text:p>
          </draw:text-box>
        </draw:frame>
        <draw:frame draw:style-name="gr39" draw:text-style-name="P18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40" draw:text-style-name="P20" draw:layer="layout" svg:width="7.366cm" svg:height="3.048cm" svg:x="10.652cm" svg:y="2.27cm">
          <draw:text-box>
            <text:p><text:span text:style-name="T36">Resides on </text:span><text:span text:style-name="T36">the </text:span><text:span text:style-name="T36">resource. </text:span><text:span text:style-name="T36">Cannot be </text:span><text:span text:style-name="T36">present in </text:span><text:span text:style-name="T36">the midPoint </text:span><text:span text:style-name="T36">repository </text:span><text:span text:style-name="T36">as it is only </text:span><text:span text:style-name="T36">reachable </text:span><text:span text:style-name="T36">using a </text:span><text:span text:style-name="T36">connector. </text:span><text:span text:style-name="T36">Does not </text:span><text:span text:style-name="T36">have OID or </text:span><text:span text:style-name="T36">name. Has </text:span><text:span text:style-name="T36">attributes. </text:span><text:span text:style-name="T36">Some of </text:span><text:span text:style-name="T36">them are </text:span><text:span text:style-name="T36">identifiers.</text:span></text:p>
          </draw:text-box>
        </draw:frame>
        <draw:frame draw:style-name="gr41" draw:text-style-name="P21" draw:layer="layout" svg:width="12.149cm" svg:height="5.016cm" svg:x="1.805cm" svg:y="8.054cm">
          <draw:text-box>
            <text:p><text:span text:style-name="T37">&lt;account </text:span><text:span text:style-name="T38">oid=”600dd</text:span><text:span text:style-name="T38">eed-feed-</text:span><text:span text:style-name="T38">beef-f00d-</text:span><text:span text:style-name="T38">2222333311</text:span><text:span text:style-name="T38">11”&gt;</text:span></text:p>
            <text:p><text:span text:style-name="T37"><text:s text:c="2"/></text:span><text:span text:style-name="T37">&lt;name&gt;jspa</text:span><text:span text:style-name="T37">row&lt;/name&gt;</text:span><text:span text:style-name="T37"><text:line-break/></text:span><text:span text:style-name="T38"> <text:s/></text:span><text:span text:style-name="T38">&lt;resourceR</text:span><text:span text:style-name="T38">ef</text:span><text:span text:style-name="T38"><text:line-break/></text:span><text:span text:style-name="T38"> <text:s text:c="7"/></text:span><text:span text:style-name="T38">oid=”</text:span><text:span text:style-name="T39">abadd</text:span><text:span text:style-name="T39">eed-1004-</text:span><text:span text:style-name="T39">dead-b00t-</text:span><text:span text:style-name="T39">8888999943</text:span><text:span text:style-name="T39">21</text:span><text:span text:style-name="T38">”&gt;</text:span></text:p>
            <text:p><text:span text:style-name="T37"><text:s text:c="2"/></text:span><text:span text:style-name="T37">&lt;attribute</text:span><text:span text:style-name="T37">s&gt;</text:span><text:span text:style-name="T37"><text:line-break/></text:span><text:span text:style-name="T37"> <text:s text:c="3"/></text:span><text:span text:style-name="T37">&lt;ri:dn&gt;uid</text:span><text:span text:style-name="T37">=jsparrow,</text:span><text:span text:style-name="T37">ou=People,</text:span><text:span text:style-name="T37">...&lt;/ri:dn</text:span><text:span text:style-name="T37">&gt;</text:span></text:p>
            <text:p><text:span text:style-name="T37"><text:s text:c="4"/></text:span><text:span text:style-name="T37">&lt;ri:uid&gt;js</text:span><text:span text:style-name="T37">parrow&lt;/ri</text:span><text:span text:style-name="T37">:uid&gt;</text:span><text:span text:style-name="T37"><text:line-break/></text:span><text:span text:style-name="T37"> <text:s text:c="3"/></text:span><text:span text:style-name="T37">&lt;ri:cn&gt;Cpt</text:span><text:span text:style-name="T37">. Jack </text:span><text:span text:style-name="T37">Sparrow&lt;/r</text:span><text:span text:style-name="T37">i:cn&gt;</text:span></text:p>
            <text:p><text:span text:style-name="T37"><text:s text:c="4"/></text:span><text:span text:style-name="T37">...</text:span></text:p>
            <text:p><text:span text:style-name="T37"><text:s text:c="2"/></text:span><text:span text:style-name="T37">&lt;/attribut</text:span><text:span text:style-name="T37">es&gt;</text:span></text:p>
            <text:p><text:span text:style-name="T37">&lt;/account&gt;</text:span></text:p>
          </draw:text-box>
        </draw:frame>
        <draw:frame draw:style-name="gr42" draw:text-style-name="P22" draw:layer="layout" svg:width="6.53cm" svg:height="0.839cm" svg:x="14.062cm" svg:y="7.922cm">
          <draw:text-box>
            <text:p><text:span text:style-name="T40">Resourc</text:span><text:span text:style-name="T40">e Object </text:span><text:span text:style-name="T40">Shadow</text:span></text:p>
          </draw:text-box>
        </draw:frame>
        <draw:frame draw:style-name="gr43" draw:text-style-name="P22" draw:layer="layout" svg:width="5.588cm" svg:height="2.843cm" svg:x="14.208cm" svg:y="9.349cm">
          <draw:text-box>
            <text:p><text:span text:style-name="T41">Resides in </text:span><text:span text:style-name="T41">midPoint </text:span><text:span text:style-name="T41">repository. </text:span><text:span text:style-name="T41">Is a (partial) </text:span><text:span text:style-name="T41">copy of the </text:span><text:span text:style-name="T41">Resource </text:span><text:span text:style-name="T41">Object. </text:span><text:span text:style-name="T41">Does have </text:span><text:span text:style-name="T41">OID and </text:span><text:span text:style-name="T41">name. Has </text:span><text:span text:style-name="T41">attributes. </text:span><text:span text:style-name="T41">Some of </text:span><text:span text:style-name="T41">them are </text:span><text:span text:style-name="T41">(native) </text:span><text:span text:style-name="T41">identifiers.</text:span></text:p>
          </draw:text-box>
        </draw:frame>
        <draw:frame draw:style-name="gr44" draw:text-style-name="P23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45" draw:text-style-name="P23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46" draw:text-style-name="P24" draw:layer="layout" svg:width="12.589cm" svg:height="7.091cm" svg:x="1.396cm" svg:y="13.981cm">
          <draw:text-box>
            <text:p><text:span text:style-name="T39">&lt;resource </text:span><text:span text:style-name="T39">oid=”abadd</text:span><text:span text:style-name="T39">eed-1004-</text:span><text:span text:style-name="T39">dead-b00t-</text:span><text:span text:style-name="T39">8888999943</text:span><text:span text:style-name="T39">21”&gt;</text:span></text:p>
            <text:p><text:span text:style-name="T39"><text:s text:c="2"/></text:span><text:span text:style-name="T39">&lt;name&gt;Gunp</text:span><text:span text:style-name="T39">owder </text:span><text:span text:style-name="T39">Warehouse&lt;</text:span><text:span text:style-name="T39">/name&gt;</text:span><text:span text:style-name="T39"><text:line-break/></text:span><text:span text:style-name="T39"> <text:s/></text:span><text:span text:style-name="T39">&lt;connector</text:span><text:span text:style-name="T39">Ref</text:span><text:span text:style-name="T39"><text:line-break/></text:span><text:span text:style-name="T39"> <text:s text:c="7"/></text:span><text:span text:style-name="T39">oid=”</text:span><text:span text:style-name="T43">f004b</text:span><text:span text:style-name="T43">004-1004-</text:span><text:span text:style-name="T43">f004-b00t-</text:span><text:span text:style-name="T43">5555555500</text:span><text:span text:style-name="T43">00</text:span><text:span text:style-name="T39">”&gt;</text:span></text:p>
            <text:p><text:span text:style-name="T39"><text:s text:c="2"/></text:span><text:span text:style-name="T39">&lt;configura</text:span><text:span text:style-name="T39">tion&gt;</text:span><text:span text:style-name="T39"><text:line-break/></text:span><text:span text:style-name="T39"> <text:s text:c="3"/></text:span><text:span text:style-name="T39">&lt;conf:host</text:span><text:span text:style-name="T39">name&gt;tortu</text:span><text:span text:style-name="T39">ga.example</text:span><text:span text:style-name="T39">.com&lt;/conf</text:span><text:span text:style-name="T39">:hostname&gt;</text:span></text:p>
            <text:p><text:span text:style-name="T39"><text:s text:c="4"/></text:span><text:span text:style-name="T39">&lt;conf:port</text:span><text:span text:style-name="T39">&gt;1389&lt;/con</text:span><text:span text:style-name="T39">f:port&gt;</text:span></text:p>
            <text:p><text:span text:style-name="T39"><text:s text:c="2"/></text:span><text:span text:style-name="T39">&lt;/configur</text:span><text:span text:style-name="T39">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</text:span><text:span text:style-name="T44">pe </text:span><text:span text:style-name="T44">name=”Acco</text:span><text:span text:style-name="T44">untObjectC</text:span><text:span text:style-name="T44">lass”&gt;</text:span></text:p>
            <text:p><text:span text:style-name="T44"><text:s text:c="7"/></text:span><text:span text:style-name="T44">&lt;element </text:span><text:span text:style-name="T44">name=”dn” </text:span><text:span text:style-name="T44">type=”xsd:</text:span><text:span text:style-name="T44">string/&gt;</text:span></text:p>
            <text:p><text:span text:style-name="T44"><text:s text:c="7"/></text:span><text:span text:style-name="T44">&lt;element </text:span><text:span text:style-name="T44">name=”uid” </text:span><text:span text:style-name="T44">type=”xsd:</text:span><text:span text:style-name="T44">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</text:span><text:span text:style-name="T44">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47" draw:text-style-name="P15" draw:layer="layout" svg:width="5.823cm" svg:height="5.383cm" draw:transform="rotate (-0.179768912955417) translate (7.29663709291958cm 8.97495022866513cm)" svg:viewBox="0 0 5824 5384" svg:d="M5476 0c1976 932-5090 3249-5476 5384">
          <text:p/>
        </draw:path>
        <draw:frame draw:style-name="gr48" draw:text-style-name="P25" draw:layer="layout" svg:width="5.146cm" svg:height="0.839cm" svg:x="14.062cm" svg:y="14.018cm">
          <draw:text-box>
            <text:p><text:span text:style-name="T45">Resourc</text:span><text:span text:style-name="T45">e </text:span><text:span text:style-name="T45">Definition</text:span></text:p>
          </draw:text-box>
        </draw:frame>
        <draw:frame draw:style-name="gr49" draw:text-style-name="P25" draw:layer="layout" svg:width="5.588cm" svg:height="2.54cm" svg:x="14.208cm" svg:y="14.985cm">
          <draw:text-box>
            <text:p><text:span text:style-name="T46">Resides in </text:span><text:span text:style-name="T46">midPoint </text:span><text:span text:style-name="T46">repository. </text:span><text:span text:style-name="T46">Describes </text:span><text:span text:style-name="T46">configuration </text:span><text:span text:style-name="T46">to access </text:span><text:span text:style-name="T46">the resource </text:span><text:span text:style-name="T46">and schema </text:span><text:span text:style-name="T46">for resource </text:span><text:span text:style-name="T46">objects.</text:span></text:p>
          </draw:text-box>
        </draw:frame>
        <draw:path draw:style-name="gr50" draw:text-style-name="P15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51" draw:text-style-name="P20" draw:layer="layout" svg:width="1.493cm" svg:height="0.725cm" svg:x="6.619cm" svg:y="4.56cm">
          <draw:text-box>
            <text:p><text:span text:style-name="T47">Copy</text:span></text:p>
          </draw:text-box>
        </draw:frame>
        <draw:frame draw:style-name="gr52" draw:text-style-name="P25" draw:layer="layout" svg:width="2.462cm" svg:height="0.725cm" svg:x="9.89cm" svg:y="11.986cm">
          <draw:text-box>
            <text:p><text:span text:style-name="T20">Reference</text:span></text:p>
          </draw:text-box>
        </draw:frame>
        <draw:frame draw:style-name="gr53" draw:text-style-name="P26" draw:layer="layout" svg:width="12.589cm" svg:height="5.016cm" svg:x="1.397cm" svg:y="21.892cm">
          <draw:text-box>
            <text:p><text:span text:style-name="T43">&lt;connector </text:span><text:span text:style-name="T43">oid=”f004b</text:span><text:span text:style-name="T43">004-1004-</text:span><text:span text:style-name="T43">f004-b00t-</text:span><text:span text:style-name="T43">5555555500</text:span><text:span text:style-name="T43">00”&gt;</text:span></text:p>
            <text:p><text:span text:style-name="T43"><text:s text:c="2"/></text:span><text:span text:style-name="T43">&lt;name&gt;LDAP </text:span><text:span text:style-name="T43">Connector&lt;</text:span><text:span text:style-name="T43">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</text:span><text:span text:style-name="T48">pe </text:span><text:span text:style-name="T48">name=”Conf</text:span><text:span text:style-name="T48">igurationP</text:span><text:span text:style-name="T48">ropertiesT</text:span><text:span text:style-name="T48">ype”&gt;</text:span></text:p>
            <text:p><text:span text:style-name="T48"><text:s text:c="7"/></text:span><text:span text:style-name="T48">&lt;element </text:span><text:span text:style-name="T48">name=”host</text:span><text:span text:style-name="T48">name” </text:span><text:span text:style-name="T48">type=”xsd:</text:span><text:span text:style-name="T48">string/&gt;</text:span></text:p>
            <text:p><text:span text:style-name="T48"><text:s text:c="7"/></text:span><text:span text:style-name="T48">&lt;element </text:span><text:span text:style-name="T48">name=”port</text:span><text:span text:style-name="T48">” </text:span><text:span text:style-name="T48">type=”xsd:</text:span><text:span text:style-name="T48">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</text:span><text:span text:style-name="T48">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54" draw:text-style-name="P15" draw:layer="layout" svg:width="4.05cm" svg:height="6.969cm" draw:transform="rotate (-0.179768912955417) translate (10.120320911939cm 15.2879390026065cm)" svg:viewBox="0 0 4051 6970" svg:d="M2841 0c3748 610-2364 5335-2841 6970">
          <text:p/>
        </draw:path>
        <draw:frame draw:style-name="gr52" draw:text-style-name="P27" draw:layer="layout" svg:width="2.462cm" svg:height="0.725cm" svg:x="10.984cm" svg:y="19.897cm">
          <draw:text-box>
            <text:p><text:span text:style-name="T22">Reference</text:span></text:p>
          </draw:text-box>
        </draw:frame>
        <draw:frame draw:style-name="gr55" draw:text-style-name="P27" draw:layer="layout" svg:width="5.324cm" svg:height="0.839cm" svg:x="14.062cm" svg:y="21.892cm">
          <draw:text-box>
            <text:p><text:span text:style-name="T49">Connect</text:span><text:span text:style-name="T49">or </text:span><text:span text:style-name="T49">Definition</text:span></text:p>
          </draw:text-box>
        </draw:frame>
        <draw:frame draw:style-name="gr49" draw:text-style-name="P27" draw:layer="layout" svg:width="5.588cm" svg:height="2.54cm" svg:x="14.208cm" svg:y="22.859cm">
          <draw:text-box>
            <text:p><text:span text:style-name="T50">Resides in </text:span><text:span text:style-name="T50">midPoint </text:span><text:span text:style-name="T50">repository. </text:span><text:span text:style-name="T50">Describes </text:span><text:span text:style-name="T50">connector </text:span><text:span text:style-name="T50">type and </text:span><text:span text:style-name="T50">schema for </text:span><text:span text:style-name="T50">connector </text:span><text:span text:style-name="T50">configuration</text:span><text:span text:style-name="T50">.</text:span></text:p>
          </draw:text-box>
        </draw:frame>
        <draw:frame draw:style-name="gr56" draw:text-style-name="P28" draw:layer="layout" svg:width="4.249cm" svg:height="0.683cm" svg:x="15.732cm" svg:y="5.318cm">
          <draw:text-box>
            <text:p><text:span text:style-name="T51">torguga.exa</text:span><text:span text:style-name="T51">mple.com</text:span></text:p>
          </draw:text-box>
        </draw:frame>
      </draw:page>
      <draw:page draw:name="page13" draw:style-name="dp1" draw:master-page-name="Default">
        <draw:frame draw:style-name="gr36" draw:text-style-name="P19" draw:layer="layout" svg:width="7.306cm" svg:height="2.941cm" svg:x="2.524cm" svg:y="1.705cm">
          <draw:text-box>
            <text:p><text:span text:style-name="T34">dn: </text:span><text:span text:style-name="T34">uid=jsparr</text:span><text:span text:style-name="T34">ow,ou=Peop</text:span><text:span text:style-name="T34">le,...</text:span></text:p>
            <text:p><text:span text:style-name="T34">uid: </text:span><text:span text:style-name="T34">jsparrow</text:span><text:span text:style-name="T34"><text:line-break/></text:span><text:span text:style-name="T34">cn: Cpt. </text:span><text:span text:style-name="T34">Jack </text:span><text:span text:style-name="T34">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line draw:style-name="gr35" draw:text-style-name="P1" draw:layer="layout" svg:x1="1cm" svg:y1="6.652cm" svg:x2="20cm" svg:y2="6.652cm">
          <text:p/>
        </draw:line>
        <draw:path draw:style-name="gr37" draw:text-style-name="P15" draw:layer="layout" svg:width="2.46cm" svg:height="8.204cm" draw:transform="rotate (-0.179768912955417) translate (1.94835025166465cm 2.032861703464cm)" svg:viewBox="0 0 2461 8205" svg:d="M2461 8196c-1750 318-3556-7497-1638-8196">
          <text:p/>
        </draw:path>
        <draw:frame draw:style-name="gr38" draw:text-style-name="P29" draw:layer="layout" svg:width="4.464cm" svg:height="0.839cm" svg:x="10.652cm" svg:y="1.508cm">
          <draw:text-box>
            <text:p><text:span text:style-name="T35">Resourc</text:span><text:span text:style-name="T35">e Object</text:span></text:p>
          </draw:text-box>
        </draw:frame>
        <draw:frame draw:style-name="gr39" draw:text-style-name="P30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40" draw:text-style-name="P29" draw:layer="layout" svg:width="7.366cm" svg:height="3.048cm" svg:x="10.652cm" svg:y="2.347cm">
          <draw:text-box>
            <text:p><text:span text:style-name="T36">Resides on </text:span><text:span text:style-name="T36">the </text:span><text:span text:style-name="T36">resource. </text:span><text:span text:style-name="T52">Resource </text:span><text:span text:style-name="T52">schema</text:span><text:span text:style-name="T36"> </text:span><text:span text:style-name="T36">(indirectly) </text:span><text:span text:style-name="T36">describes </text:span><text:span text:style-name="T36">this object.</text:span></text:p>
          </draw:text-box>
        </draw:frame>
        <draw:frame draw:style-name="gr41" draw:text-style-name="P21" draw:layer="layout" svg:width="12.149cm" svg:height="5.016cm" svg:x="1.805cm" svg:y="8.054cm">
          <draw:text-box>
            <text:p><text:span text:style-name="T37">&lt;account </text:span><text:span text:style-name="T38">oid=”600dd</text:span><text:span text:style-name="T38">eed-feed-</text:span><text:span text:style-name="T38">beef-f00d-</text:span><text:span text:style-name="T38">2222333311</text:span><text:span text:style-name="T38">11”&gt;</text:span></text:p>
            <text:p><text:span text:style-name="T37"><text:s text:c="2"/></text:span><text:span text:style-name="T37">&lt;name&gt;jspa</text:span><text:span text:style-name="T37">row&lt;/name&gt;</text:span><text:span text:style-name="T37"><text:line-break/></text:span><text:span text:style-name="T38"> <text:s/></text:span><text:span text:style-name="T38">&lt;resourceR</text:span><text:span text:style-name="T38">ef</text:span><text:span text:style-name="T38"><text:line-break/></text:span><text:span text:style-name="T38"> <text:s text:c="7"/></text:span><text:span text:style-name="T38">oid=”abadd</text:span><text:span text:style-name="T38">eed-1004-</text:span><text:span text:style-name="T38">dead-b00t-</text:span><text:span text:style-name="T38">8888999943</text:span><text:span text:style-name="T38">21”&gt;</text:span></text:p>
            <text:p><text:span text:style-name="T37"><text:s text:c="2"/></text:span><text:span text:style-name="T37">&lt;attribute</text:span><text:span text:style-name="T37">s&gt;</text:span><text:span text:style-name="T37"><text:line-break/></text:span><text:span text:style-name="T37"> <text:s text:c="3"/></text:span><text:span text:style-name="T44">&lt;ri:dn&gt;uid</text:span><text:span text:style-name="T44">=jsparrow,</text:span><text:span text:style-name="T44">ou=People,</text:span><text:span text:style-name="T44">...&lt;/ri:dn</text:span><text:span text:style-name="T44">&gt;</text:span></text:p>
            <text:p><text:span text:style-name="T44"><text:s text:c="4"/></text:span><text:span text:style-name="T44">&lt;ri:uid&gt;js</text:span><text:span text:style-name="T44">parrow&lt;/ri</text:span><text:span text:style-name="T44">:uid&gt;</text:span><text:span text:style-name="T44"><text:line-break/></text:span><text:span text:style-name="T44"> <text:s text:c="3"/></text:span><text:span text:style-name="T44">&lt;ri:cn&gt;Cpt</text:span><text:span text:style-name="T44">. Jack </text:span><text:span text:style-name="T44">Sparrow&lt;/r</text:span><text:span text:style-name="T44">i:cn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</text:span><text:span text:style-name="T37">es&gt;</text:span></text:p>
            <text:p><text:span text:style-name="T37">&lt;/account&gt;</text:span></text:p>
          </draw:text-box>
        </draw:frame>
        <draw:frame draw:style-name="gr57" draw:text-style-name="P31" draw:layer="layout" svg:width="4.464cm" svg:height="1.427cm" svg:x="14.062cm" svg:y="7.922cm">
          <draw:text-box>
            <text:p><text:span text:style-name="T40">Resourc</text:span><text:span text:style-name="T40">e Object</text:span></text:p>
            <text:p><text:span text:style-name="T40">Shadow</text:span></text:p>
          </draw:text-box>
        </draw:frame>
        <draw:frame draw:style-name="gr49" draw:text-style-name="P31" draw:layer="layout" svg:width="5.588cm" svg:height="2.54cm" svg:x="14.208cm" svg:y="9.349cm">
          <draw:text-box>
            <text:p><text:span text:style-name="T41">Resides in </text:span><text:span text:style-name="T41">midPoint </text:span><text:span text:style-name="T41">repository. </text:span><text:span text:style-name="T41">Is a (partial) </text:span><text:span text:style-name="T41">copy of the </text:span><text:span text:style-name="T41">Resource </text:span><text:span text:style-name="T41">Object. </text:span><text:span text:style-name="T41">Attributes </text:span><text:span text:style-name="T41">conform to </text:span><text:span text:style-name="T52">resource </text:span><text:span text:style-name="T52">schema</text:span><text:span text:style-name="T41">.</text:span></text:p>
          </draw:text-box>
        </draw:frame>
        <draw:frame draw:style-name="gr44" draw:text-style-name="P32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45" draw:text-style-name="P32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58" draw:text-style-name="P24" draw:layer="layout" svg:width="12.59cm" svg:height="7.091cm" svg:x="1.396cm" svg:y="13.981cm">
          <draw:text-box>
            <text:p><text:span text:style-name="T39">&lt;resource </text:span><text:span text:style-name="T39">oid=”abadd</text:span><text:span text:style-name="T39">eed-1004-</text:span><text:span text:style-name="T39">dead-b00t-</text:span><text:span text:style-name="T39">8888999943</text:span><text:span text:style-name="T39">21”&gt;</text:span></text:p>
            <text:p><text:span text:style-name="T39"><text:s text:c="2"/></text:span><text:span text:style-name="T39">&lt;name&gt;Gunp</text:span><text:span text:style-name="T39">owder </text:span><text:span text:style-name="T39">Warehouse&lt;</text:span><text:span text:style-name="T39">/name&gt;</text:span><text:span text:style-name="T39"><text:line-break/></text:span><text:span text:style-name="T39"> <text:s/></text:span><text:span text:style-name="T39">&lt;connector</text:span><text:span text:style-name="T39">Ref</text:span><text:span text:style-name="T39"><text:line-break/></text:span><text:span text:style-name="T39"> <text:s text:c="7"/></text:span><text:span text:style-name="T39">oid=”f004b</text:span><text:span text:style-name="T39">004-1004-</text:span><text:span text:style-name="T39">f004-b00t-</text:span><text:span text:style-name="T39">5555555500</text:span><text:span text:style-name="T39">00”&gt;</text:span></text:p>
            <text:p><text:span text:style-name="T39"><text:s text:c="2"/></text:span><text:span text:style-name="T39">&lt;configura</text:span><text:span text:style-name="T39">tion&gt;</text:span><text:span text:style-name="T39"><text:line-break/></text:span><text:span text:style-name="T39"> <text:s text:c="3"/></text:span><text:span text:style-name="T48">&lt;conf:host</text:span><text:span text:style-name="T48">name&gt;tortu</text:span><text:span text:style-name="T48">ga.example</text:span><text:span text:style-name="T48">.com&lt;/conf</text:span><text:span text:style-name="T48">:hostname&gt;</text:span></text:p>
            <text:p><text:span text:style-name="T48"><text:s text:c="4"/></text:span><text:span text:style-name="T48">&lt;conf:port</text:span><text:span text:style-name="T48">&gt;1389&lt;/con</text:span><text:span text:style-name="T48">f:port&gt;</text:span></text:p>
            <text:p><text:span text:style-name="T39"><text:s text:c="2"/></text:span><text:span text:style-name="T39">&lt;/configur</text:span><text:span text:style-name="T39">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</text:span><text:span text:style-name="T44">pe </text:span><text:span text:style-name="T44">name=”Acco</text:span><text:span text:style-name="T44">untObjectC</text:span><text:span text:style-name="T44">lass”&gt;</text:span></text:p>
            <text:p><text:span text:style-name="T44"><text:s text:c="7"/></text:span><text:span text:style-name="T44">&lt;element </text:span><text:span text:style-name="T44">name=”dn” </text:span><text:span text:style-name="T44">type=”xsd:</text:span><text:span text:style-name="T44">string/&gt;</text:span></text:p>
            <text:p><text:span text:style-name="T44"><text:s text:c="7"/></text:span><text:span text:style-name="T44">&lt;element </text:span><text:span text:style-name="T44">name=”uid” </text:span><text:span text:style-name="T44">type=”xsd:</text:span><text:span text:style-name="T44">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</text:span><text:span text:style-name="T44">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59" draw:text-style-name="P15" draw:layer="layout" svg:width="4.161cm" svg:height="7.32cm" draw:transform="rotate (-0.179768912955417) translate (10.660910322221cm 10.8569696638218cm)" svg:viewBox="0 0 4162 7321" svg:d="M2612 7321c2999-545 1387-7997-2612-7271">
          <text:p/>
        </draw:path>
        <draw:frame draw:style-name="gr48" draw:text-style-name="P33" draw:layer="layout" svg:width="5.146cm" svg:height="0.839cm" svg:x="14.062cm" svg:y="14.018cm">
          <draw:text-box>
            <text:p><text:span text:style-name="T45">Resourc</text:span><text:span text:style-name="T45">e </text:span><text:span text:style-name="T45">Definition</text:span></text:p>
          </draw:text-box>
        </draw:frame>
        <draw:frame draw:style-name="gr49" draw:text-style-name="P33" draw:layer="layout" svg:width="5.588cm" svg:height="2.54cm" svg:x="14.208cm" svg:y="14.985cm">
          <draw:text-box>
            <text:p><text:span text:style-name="T46">Describes </text:span><text:span text:style-name="T52">schema for </text:span><text:span text:style-name="T52">resource </text:span><text:span text:style-name="T52">objects</text:span><text:span text:style-name="T46">. </text:span><text:span text:style-name="T46">Configuratio</text:span><text:span text:style-name="T46">n part </text:span><text:span text:style-name="T46">conforms to </text:span><text:span text:style-name="T53">connector </text:span><text:span text:style-name="T53">schema</text:span><text:span text:style-name="T46">.</text:span></text:p>
          </draw:text-box>
        </draw:frame>
        <draw:path draw:style-name="gr60" draw:text-style-name="P15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51" draw:text-style-name="P29" draw:layer="layout" svg:width="1.493cm" svg:height="0.725cm" svg:x="5.857cm" svg:y="5.572cm">
          <draw:text-box>
            <text:p><text:span text:style-name="T47">Copy</text:span></text:p>
          </draw:text-box>
        </draw:frame>
        <draw:frame draw:style-name="gr53" draw:text-style-name="P26" draw:layer="layout" svg:width="12.589cm" svg:height="5.016cm" svg:x="1.397cm" svg:y="21.892cm">
          <draw:text-box>
            <text:p><text:span text:style-name="T43">&lt;connector </text:span><text:span text:style-name="T43">oid=”f004b</text:span><text:span text:style-name="T43">004-1004-</text:span><text:span text:style-name="T43">f004-b00t-</text:span><text:span text:style-name="T43">5555555500</text:span><text:span text:style-name="T43">00”&gt;</text:span></text:p>
            <text:p><text:span text:style-name="T43"><text:s text:c="2"/></text:span><text:span text:style-name="T43">&lt;name&gt;LDAP </text:span><text:span text:style-name="T43">Connector&lt;</text:span><text:span text:style-name="T43">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</text:span><text:span text:style-name="T48">pe </text:span><text:span text:style-name="T48">name=”Conf</text:span><text:span text:style-name="T48">igurationP</text:span><text:span text:style-name="T48">ropertiesT</text:span><text:span text:style-name="T48">ype”&gt;</text:span></text:p>
            <text:p><text:span text:style-name="T48"><text:s text:c="7"/></text:span><text:span text:style-name="T48">&lt;element </text:span><text:span text:style-name="T48">name=”host</text:span><text:span text:style-name="T48">name” </text:span><text:span text:style-name="T48">type=”xsd:</text:span><text:span text:style-name="T48">string/&gt;</text:span></text:p>
            <text:p><text:span text:style-name="T48"><text:s text:c="7"/></text:span><text:span text:style-name="T48">&lt;element </text:span><text:span text:style-name="T48">name=”port</text:span><text:span text:style-name="T48">” </text:span><text:span text:style-name="T48">type=”xsd:</text:span><text:span text:style-name="T48">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</text:span><text:span text:style-name="T48">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61" draw:text-style-name="P15" draw:layer="layout" svg:width="2.794cm" svg:height="7.669cm" draw:transform="rotate (-0.179768912955417) translate (1.65107605985589cm 16.5876407587717cm)" svg:viewBox="0 0 2795 7670" svg:d="M2795 7658c-1999 364-3998-7793-1907-7656">
          <text:p/>
        </draw:path>
        <draw:frame draw:style-name="gr55" draw:text-style-name="P34" draw:layer="layout" svg:width="5.324cm" svg:height="0.839cm" svg:x="14.062cm" svg:y="21.892cm">
          <draw:text-box>
            <text:p><text:span text:style-name="T49">Connect</text:span><text:span text:style-name="T49">or </text:span><text:span text:style-name="T49">Definition</text:span></text:p>
          </draw:text-box>
        </draw:frame>
        <draw:frame draw:style-name="gr49" draw:text-style-name="P34" draw:layer="layout" svg:width="5.588cm" svg:height="2.54cm" svg:x="14.208cm" svg:y="22.859cm">
          <draw:text-box>
            <text:p><text:span text:style-name="T50">Describes </text:span><text:span text:style-name="T53">schema for </text:span><text:span text:style-name="T53">connector </text:span><text:span text:style-name="T53">configuration</text:span><text:span text:style-name="T50">.</text:span></text:p>
          </draw:text-box>
        </draw:frame>
        <draw:frame draw:style-name="gr56" draw:text-style-name="P35" draw:layer="layout" svg:width="4.249cm" svg:height="0.683cm" svg:x="15.732cm" svg:y="5.318cm">
          <draw:text-box>
            <text:p><text:span text:style-name="T51">torguga.exa</text:span><text:span text:style-name="T51">mple.com</text:span></text:p>
          </draw:text-box>
        </draw:frame>
        <draw:frame draw:style-name="gr62" draw:text-style-name="P36" draw:layer="layout" svg:width="5.053cm" svg:height="0.839cm" svg:x="8.112cm" svg:y="25.384cm">
          <draw:text-box>
            <text:p><text:span text:style-name="T54">Connect</text:span><text:span text:style-name="T54">or </text:span><text:span text:style-name="T54">Schema</text:span></text:p>
          </draw:text-box>
        </draw:frame>
        <draw:frame draw:style-name="gr63" draw:text-style-name="P37" draw:layer="layout" svg:width="4.875cm" svg:height="0.839cm" svg:x="7.555cm" svg:y="19.465cm">
          <draw:text-box>
            <text:p><text:span text:style-name="T55">Resourc</text:span><text:span text:style-name="T55">e </text:span><text:span text:style-name="T55">Schema</text:span></text:p>
          </draw:text-box>
        </draw:frame>
      </draw:page>
      <draw:page draw:name="page14" draw:style-name="dp1" draw:master-page-name="Default">
        <draw:custom-shape draw:style-name="gr64" draw:text-style-name="P38" draw:layer="layout" svg:width="7.112cm" svg:height="1.016cm" svg:x="5.064cm" svg:y="13.7cm">
          <text:p text:style-name="P1"><text:span text:style-name="T56">DBTable Connector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draw:layer="layout" svg:width="19cm" svg:height="12.446cm" svg:x="1cm" svg:y="1.254cm">
          <text:p text:style-name="P1"><text:span text:style-name="T57">midPoint</text:span></text:p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4.572cm" svg:height="4.826cm" svg:x="14.97cm" svg:y="15.478cm">
          <text:p/>
          <draw:enhanced-geometry svg:viewBox="0 0 88 21600" draw:glue-points="44 ?f6 44 0 0 10800 44 21600 88 10800" draw:text-areas="0 ?f6 88 ?f3" draw:type="can" draw:modifiers="5255.257731958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7" draw:text-style-name="P21" draw:layer="layout" svg:width="13.69cm" svg:height="4.601cm" svg:x="5.01cm" svg:y="8.366cm">
          <draw:text-box>
            <text:p><text:span text:style-name="T37">&lt;account </text:span><text:span text:style-name="T38">oid=”600dd</text:span><text:span text:style-name="T38">eed-feed-</text:span><text:span text:style-name="T38">beef-f00d-</text:span><text:span text:style-name="T38">2222333311</text:span><text:span text:style-name="T38">11”&gt;</text:span></text:p>
            <text:p><text:span text:style-name="T37"><text:s text:c="2"/></text:span><text:span text:style-name="T37">&lt;name&gt;jspa</text:span><text:span text:style-name="T37">row&lt;/name&gt;</text:span><text:span text:style-name="T37"><text:line-break/></text:span><text:span text:style-name="T38"> <text:s/></text:span><text:span text:style-name="T38">&lt;resourceR</text:span><text:span text:style-name="T38">ef </text:span><text:span text:style-name="T38">oid=”abadd</text:span><text:span text:style-name="T38">eed-1004-</text:span><text:span text:style-name="T38">dead-b00t-</text:span><text:span text:style-name="T38">8888999943</text:span><text:span text:style-name="T38">21”/&gt;</text:span></text:p>
            <text:p><text:span text:style-name="T37"><text:s text:c="2"/></text:span><text:span text:style-name="T37">&lt;attribute</text:span><text:span text:style-name="T37">s&gt;</text:span><text:span text:style-name="T37"><text:line-break/></text:span><text:span text:style-name="T37"> <text:s text:c="3"/></text:span><text:span text:style-name="T37">&lt;icfs:uid&gt;</text:span><text:span text:style-name="T37">93847&lt;/icf</text:span><text:span text:style-name="T37">s:uid&gt;</text:span></text:p>
            <text:p><text:span text:style-name="T37"><text:s text:c="4"/></text:span><text:span text:style-name="T37">&lt;icfs:name</text:span><text:span text:style-name="T37">&gt;jsparrow&lt;</text:span><text:span text:style-name="T37">/icfs:name</text:span><text:span text:style-name="T37">&gt;</text:span><text:span text:style-name="T44"><text:line-break/></text:span><text:span text:style-name="T44"> <text:s text:c="3"/></text:span><text:span text:style-name="T44">&lt;ri:FULL_N</text:span><text:span text:style-name="T44">AME&gt;Cpt. </text:span><text:span text:style-name="T44">Jack </text:span><text:span text:style-name="T44">Sparrow&lt;/r</text:span><text:span text:style-name="T44">i:FULL_NAM</text:span><text:span text:style-name="T44">E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</text:span><text:span text:style-name="T37">es&gt;</text:span></text:p>
            <text:p><text:span text:style-name="T37">&lt;/account&gt;</text:span></text:p>
          </draw:text-box>
        </draw:frame>
        <draw:frame draw:style-name="gr68" draw:text-style-name="P21" draw:layer="layout" svg:width="13.469cm" svg:height="3.356cm" svg:x="5.01cm" svg:y="2.643cm">
          <draw:text-box>
            <text:p><text:span text:style-name="T37">&lt;user </text:span><text:span text:style-name="T38">oid=”600dd</text:span><text:span text:style-name="T38">eed-feed-</text:span><text:span text:style-name="T38">beef-f00d-</text:span><text:span text:style-name="T38">1111333311</text:span><text:span text:style-name="T38">11”&gt;</text:span></text:p>
            <text:p><text:span text:style-name="T37"><text:s text:c="2"/></text:span><text:span text:style-name="T37">&lt;name&gt;jack</text:span><text:span text:style-name="T37">&lt;/name&gt;</text:span><text:span text:style-name="T37"><text:line-break/></text:span><text:span text:style-name="T38"> <text:s/></text:span><text:span text:style-name="T38">&lt;givenName</text:span><text:span text:style-name="T38">&gt;Jack&lt;/giv</text:span><text:span text:style-name="T38">enName&gt;</text:span></text:p>
            <text:p><text:span text:style-name="T38"><text:s text:c="2"/></text:span><text:span text:style-name="T38">&lt;familyNam</text:span><text:span text:style-name="T38">e&gt;Sparrow&lt;</text:span><text:span text:style-name="T38">/familyNam</text:span><text:span text:style-name="T38">e&gt;</text:span><text:span text:style-name="T38"><text:line-break/></text:span><text:span text:style-name="T38"> <text:s/></text:span><text:span text:style-name="T38">&lt;fullName&gt;</text:span><text:span text:style-name="T38">Cpt. Jack </text:span><text:span text:style-name="T38">Sparrow&lt;/f</text:span><text:span text:style-name="T38">ullName&gt;</text:span></text:p>
            <text:p><text:span text:style-name="T37"><text:s text:c="2"/></text:span><text:span text:style-name="T37">&lt;accountRe</text:span><text:span text:style-name="T37">f </text:span><text:span text:style-name="T37">oid=”600dd</text:span><text:span text:style-name="T37">eed-feed-</text:span><text:span text:style-name="T37">beef-f00d-</text:span><text:span text:style-name="T37">2222333311</text:span><text:span text:style-name="T37">11”/&gt;</text:span></text:p>
            <text:p><text:span text:style-name="T37">&lt;/user&gt;</text:span></text:p>
          </draw:text-box>
        </draw:frame>
        <draw:frame draw:style-name="standard" draw:layer="layout" svg:width="11.374cm" svg:height="2.331cm" svg:x="7.604cm" svg:y="17.2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9">ID</text:span></text:p>
              </table:table-cell>
              <table:table-cell>
                <text:p><text:span text:style-name="T39">LOGIN</text:span></text:p>
              </table:table-cell>
              <table:table-cell>
                <text:p><text:span text:style-name="T39">FULL_NAME</text:span></text:p>
              </table:table-cell>
            </table:table-row>
            <table:table-row table:style-name="ro1" table:default-cell-style-name="ce2">
              <table:table-cell>
                <text:p><text:span text:style-name="T39">93847</text:span></text:p>
              </table:table-cell>
              <table:table-cell>
                <text:p><text:span text:style-name="T39">jsparrow</text:span></text:p>
              </table:table-cell>
              <table:table-cell>
                <text:p><text:span text:style-name="T39">Cpt. Jack Sparrow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9" draw:text-style-name="P40" draw:layer="layout" svg:width="2.441cm" svg:height="0.878cm" svg:x="16.144cm" svg:y="15.616cm">
          <draw:text-box>
            <text:p><text:span text:style-name="T58">MySQL</text:span></text:p>
          </draw:text-box>
        </draw:frame>
        <draw:custom-shape draw:style-name="gr70" draw:text-style-name="P41" draw:layer="layout" svg:width="1.27cm" svg:height="4.572cm" svg:x="10.144cm" svg:y="12.43cm">
          <text:p/>
          <draw:enhanced-geometry svg:viewBox="0 0 21600 21600" draw:text-areas="?f0 ?f8 ?f2 ?f9" draw:type="up-down-arrow" draw:modifiers="6984.73642800944 4359.676361250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71" draw:text-style-name="P15" draw:layer="layout" svg:width="2.136cm" svg:height="3.887cm" draw:transform="rotate (-0.179768912955417) translate (17.7281163610398cm 4.94602173108143cm)" svg:viewBox="0 0 2137 3888" svg:d="M556 19c1700-309 2693 3278-556 3869">
          <text:p/>
        </draw:path>
        <draw:path draw:style-name="gr37" draw:text-style-name="P15" draw:layer="layout" svg:width="4.812cm" svg:height="6.672cm" draw:transform="rotate (-0.179768912955417) translate (2.52655023749064cm 4.04870760131934cm)" svg:viewBox="0 0 4813 6673" svg:d="M2837 0c-4453 1067-3567 7360 1976 6611">
          <text:p/>
        </draw:path>
        <draw:path draw:style-name="gr72" draw:text-style-name="P15" draw:layer="layout" svg:width="4.33cm" svg:height="5.875cm" draw:transform="rotate (-0.179768912955417) translate (2.86727852576919cm 4.61862842575282cm)" svg:viewBox="0 0 4331 5876" svg:d="M2491 0c-4203 1022-2750 6179 1840 5862">
          <text:p/>
        </draw:path>
        <draw:frame draw:style-name="gr73" draw:text-style-name="P42" draw:layer="layout" svg:width="2.267cm" svg:height="1.199cm" svg:x="2.778cm" svg:y="6.588cm">
          <draw:text-box>
            <text:p><text:span text:style-name="T59">inbound</text:span><text:span text:style-name="T59"><text:line-break/></text:span><text:span text:style-name="T59">mapping</text:span></text:p>
          </draw:text-box>
        </draw:frame>
        <draw:frame draw:style-name="gr74" draw:text-style-name="P42" draw:layer="layout" svg:width="2.449cm" svg:height="1.199cm" svg:x="2.064cm" svg:y="11.485cm">
          <draw:text-box>
            <text:p><text:span text:style-name="T59">outbound</text:span></text:p>
            <text:p><text:span text:style-name="T59">mapping</text:span></text:p>
          </draw:text-box>
        </draw:frame>
        <draw:frame draw:style-name="gr75" draw:text-style-name="P42" draw:layer="layout" svg:width="1.234cm" svg:height="0.725cm" svg:x="18.054cm" svg:y="7.133cm">
          <draw:text-box>
            <text:p><text:span text:style-name="T59">link</text:span></text:p>
          </draw:text-box>
        </draw:frame>
      </draw:page>
      <draw:page draw:name="page15" draw:style-name="dp1" draw:master-page-name="Default">
        <draw:custom-shape draw:style-name="gr1" draw:text-style-name="P3" draw:layer="layout" svg:width="8.128cm" svg:height="7.896cm" svg:x="3.03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1838.0650880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7.092cm" svg:height="0.544cm" svg:x="3.54cm" svg:y="4.01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draw:layer="layout" svg:width="7.092cm" svg:height="0.544cm" svg:x="3.54cm" svg:y="3.286cm">
          <draw:glue-point draw:id="4" svg:x="2.351cm" svg:y="-5cm"/>
          <draw:glue-point draw:id="5" svg:x="-2.11cm" svg:y="-5cm"/>
          <text:p text:style-name="P2"><text:span text:style-name="T7">connectorRef oid=....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43" draw:id="id43" draw:layer="layout" svg:width="7.092cm" svg:height="1.524cm" svg:x="3.54cm" svg:y="4.81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...</text:span><text:span text:style-name="T12"><text:line-break/></text:span><text:span text:style-name="T12"> <text:s/>&lt;element name=”cn” type=”xsd:string” ...&gt;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xml:id="id45" draw:id="id45" draw:layer="layout" svg:width="7.092cm" svg:height="1.524cm" svg:x="3.54cm" svg:y="6.588cm">
          <draw:glue-point draw:id="4" svg:x="2.351cm" svg:y="-5cm"/>
          <draw:glue-point draw:id="5" svg:x="-2.11cm" svg:y="-5cm"/>
          <draw:glue-point draw:id="6" svg:x="5.002cm" svg:y="3.333cm"/>
          <text:p text:style-name="P2"><text:span text:style-name="T7">schemaHandling</text:span></text:p>
          <text:p text:style-name="P2"><text:span text:style-name="T12">...</text:span><text:span text:style-name="T12"><text:line-break/></text:span><text:span text:style-name="T12"> <text:s/>&lt;attribute&gt;&lt;ref&gt;ri:cn&lt;/ref&gt;&lt;outbound&gt;....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draw:layer="layout" svg:width="7.092cm" svg:height="0.508cm" svg:x="3.54cm" svg:y="8.366cm">
          <draw:glue-point draw:id="4" svg:x="2.351cm" svg:y="-5cm"/>
          <draw:glue-point draw:id="5" svg:x="-2.11cm" svg:y="-5cm"/>
          <text:p text:style-name="P2"><text:span text:style-name="T7">synchronization</text:span></text:p>
          <draw:enhanced-geometry svg:viewBox="0 0 21600 21600" draw:path-stretchpoint-x="10800" draw:path-stretchpoint-y="10800" draw:text-areas="?f3 ?f4 ?f5 ?f6" draw:type="round-rectangle" draw:modifiers="6110.80550098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xml:id="id44" draw:id="id44" draw:layer="layout" svg:width="3.81cm" svg:height="3.556cm" svg:x="1.254cm" svg:y="10.144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AccountObjectClass:</text:span><text:span text:style-name="T12"><text:line-break/></text:span><text:span text:style-name="T12"> <text:s/>icfs:name <text:s text:c="2"/>string</text:span><text:span text:style-name="T12"><text:line-break/></text:span><text:span text:style-name="T12"> <text:s/>icfs:uid <text:s text:c="3"/>string</text:span><text:span text:style-name="T12"><text:line-break/></text:span><text:span text:style-name="T12"> <text:s/>cn <text:s text:c="9"/>string</text:span><text:span text:style-name="T12"><text:line-break/></text:span><text:span text:style-name="T12"> <text:s/>sn <text:s text:c="9"/>string</text:span><text:span text:style-name="T12"><text:line-break/></text:span><text:span text:style-name="T12"> <text:s/>uid <text:s text:c="8"/>string</text:span></text:p>
          <text:p text:style-name="P2"><text:span text:style-name="T12"><text:s text:c="2"/></text:span><text:span text:style-name="T12">givenName <text:s text:c="2"/>string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0.762cm" svg:height="0.762cm" svg:x="5.572cm" svg:y="11.54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3" xml:id="id46" draw:id="id46" draw:layer="layout" svg:width="5.412cm" svg:height="3.556cm" svg:x="6.764cm" svg:y="10.144cm">
          <draw:glue-point draw:id="4" svg:x="2.351cm" svg:y="-5cm"/>
          <draw:glue-point draw:id="5" svg:x="-2.11cm" svg:y="-5cm"/>
          <draw:glue-point draw:id="6" svg:x="3.592cm" svg:y="-5cm"/>
          <text:p text:style-name="P2"><text:span text:style-name="T7">schemaHandling</text:span></text:p>
          <text:p text:style-name="P2"><text:span text:style-name="T12">accountType: “Default Account”</text:span></text:p>
          <text:p text:style-name="P2"><text:span text:style-name="T12"><text:s text:c="2"/></text:span><text:span text:style-name="T12">default: true</text:span><text:span text:style-name="T12"><text:line-break/></text:span><text:span text:style-name="T12"> <text:s/>objectClass: AccountObjectClass</text:span></text:p>
          <text:p text:style-name="P2"><text:span text:style-name="T12"><text:s text:c="2"/></text:span><text:span text:style-name="T12">attribute “cn”</text:span></text:p>
          <text:p text:style-name="P2"><text:span text:style-name="T12"><text:s text:c="4"/></text:span><text:span text:style-name="T12">displayName: “Common Name”</text:span><text:span text:style-name="T12"><text:line-break/></text:span><text:span text:style-name="T12"> <text:s text:c="3"/>outbound: $user/fullName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7" draw:text-style-name="P44" draw:layer="layout" svg:width="0.508cm" svg:height="0.169cm" svg:x="12.684cm" svg:y="11.66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4" draw:layer="layout" svg:width="0.508cm" svg:height="0.169cm" svg:x="12.684cm" svg:y="12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78" draw:text-style-name="P45" draw:layer="layout" svg:width="6.174cm" svg:height="3.556cm" svg:x="13.622cm" svg:y="10.144cm">
          <draw:glue-point draw:id="4" svg:x="2.351cm" svg:y="-5cm"/>
          <draw:glue-point draw:id="5" svg:x="-2.11cm" svg:y="-5cm"/>
          <text:p text:style-name="P2"><text:span text:style-name="T12">Default account has:</text:span><text:span text:style-name="T12"><text:line-break/></text:span><text:span text:style-name="T12"> <text:s/>object class: AccountObjectClas</text:span><text:span text:style-name="T12"><text:line-break/></text:span><text:span text:style-name="T12"> <text:s/>attributes:</text:span></text:p>
          <text:p text:style-name="P2"><text:span text:style-name="T12"><text:s text:c="4"/></text:span><text:span text:style-name="T12">icfs:name <text:s text:c="5"/>string</text:span><text:span text:style-name="T12"><text:line-break/></text:span><text:span text:style-name="T12"> <text:s text:c="3"/>icfs:uid <text:s text:c="6"/>string</text:span><text:span text:style-name="T12"><text:line-break/></text:span><text:span text:style-name="T12"> <text:s text:c="3"/>cn <text:s text:c="12"/>string</text:span><text:span text:style-name="T12"><text:line-break/></text:span><text:span text:style-name="T12"> <text:s text:c="5"/>display name: “Common Name”</text:span><text:span text:style-name="T12"><text:line-break/></text:span><text:span text:style-name="T12"> <text:s text:c="5"/>outbound mapping: $user/fullName</text:span><text:span text:style-name="T12"><text:line-break/></text:span><text:span text:style-name="T12"> <text:s text:c="3"/>sn <text:s text:c="12"/>string</text:span><text:span text:style-name="T12"><text:line-break/></text:span><text:span text:style-name="T12"> <text:s text:c="3"/>uid <text:s text:c="11"/>string</text:span><text:span text:style-name="T12"><text:line-break/></text:span><text:span text:style-name="T12"> <text:s text:c="3"/>givenName <text:s text:c="5"/>string</text:span></text:p>
          <text:p text:style-name="P2"><text:span text:style-name="T60"><text:s/>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9" draw:text-style-name="P15" draw:layer="layout" draw:type="curve" svg:x1="3.54cm" svg:y1="5.572cm" svg:x2="2.356cm" svg:y2="10.144cm" draw:start-shape="id43" draw:start-glue-point="3" draw:end-shape="id44" draw:end-glue-point="5" svg:d="M3540 5572c-790 0-1184 1524-1184 4572" svg:viewBox="0 0 1185 4573">
          <text:p/>
        </draw:connector>
        <draw:connector draw:style-name="gr79" draw:text-style-name="P15" draw:layer="layout" draw:type="curve" svg:x1="10.632cm" svg:y1="7.857cm" svg:x2="11.413cm" svg:y2="10.144cm" draw:start-shape="id45" draw:start-glue-point="6" draw:end-shape="id46" draw:end-glue-point="6" svg:d="M10632 7857c521 0 781 762 781 2287" svg:viewBox="0 0 782 2288">
          <text:p/>
        </draw:connector>
        <draw:custom-shape draw:style-name="gr80" draw:text-style-name="P6" xml:id="id47" draw:id="id47" draw:layer="layout" svg:width="3.048cm" svg:height="1.27cm" svg:x="15.732cm" svg:y="1.762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81" draw:text-style-name="P15" draw:layer="layout" draw:type="curve" svg:x1="17.256cm" svg:y1="3.032cm" svg:x2="10.632cm" svg:y2="5.572cm" draw:start-shape="id47" draw:start-glue-point="2" draw:end-shape="id43" draw:end-glue-point="1" svg:d="M17256 3032c0 1694-2208 2540-6624 2540" svg:viewBox="0 0 6625 2541">
          <text:p/>
        </draw:connector>
        <draw:custom-shape draw:style-name="gr82" draw:text-style-name="P46" draw:layer="layout" svg:width="5.08cm" svg:height="0.762cm" svg:x="12.684cm" svg:y="4.048cm"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83" draw:text-style-name="P47" draw:layer="layout" svg:width="3.139cm" svg:height="0.645cm" svg:x="14.117cm" svg:y="3.149cm">
          <draw:text-box>
            <text:p><text:span text:style-name="T7">Retrieve </text:span><text:span text:style-name="T7">schema</text:span></text:p>
          </draw:text-box>
        </draw:frame>
        <draw:frame draw:style-name="gr84" draw:text-style-name="P8" draw:layer="layout" svg:width="3.647cm" svg:height="0.645cm" svg:x="11.577cm" svg:y="5.572cm">
          <draw:text-box>
            <text:p><text:span text:style-name="T7">Generate </text:span><text:span text:style-name="T7">definition</text:span></text:p>
          </draw:text-box>
        </draw:frame>
        <draw:g xml:id="id48" draw:id="id48">
          <draw:custom-shape draw:style-name="gr85" draw:text-style-name="P48" draw:layer="layout" svg:width="0.648cm" svg:height="0.648cm" svg:x="17.463cm" svg:y="6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6" draw:text-style-name="P49" draw:layer="layout" svg:x1="17.788cm" svg:y1="7.618cm" svg:x2="17.788cm" svg:y2="8.698cm">
            <text:p/>
          </draw:line>
          <draw:line draw:style-name="gr87" draw:text-style-name="P49" draw:layer="layout" svg:x1="17.248cm" svg:y1="7.833cm" svg:x2="18.328cm" svg:y2="7.833cm">
            <text:p/>
          </draw:line>
          <draw:g>
            <draw:line draw:style-name="gr88" draw:text-style-name="P49" draw:layer="layout" svg:x1="17.788cm" svg:y1="8.696cm" svg:x2="17.356cm" svg:y2="9.128cm">
              <text:p/>
            </draw:line>
            <draw:line draw:style-name="gr89" draw:text-style-name="P49" draw:layer="layout" svg:x1="17.788cm" svg:y1="8.696cm" svg:x2="18.22cm" svg:y2="9.128cm">
              <text:p/>
            </draw:line>
          </draw:g>
        </draw:g>
        <draw:frame draw:style-name="gr90" draw:text-style-name="P50" draw:layer="layout" svg:width="3cm" svg:height="1.199cm" svg:x="16.288cm" svg:y="5.643cm">
          <draw:text-box>
            <text:p text:style-name="P1"><text:span text:style-name="T1">IDM</text:span><text:span text:style-name="T1"><text:line-break/></text:span><text:span text:style-name="T1">Administrat</text:span><text:span text:style-name="T1">or</text:span></text:p>
          </draw:text-box>
        </draw:frame>
        <draw:connector draw:style-name="gr81" draw:text-style-name="P15" draw:layer="layout" draw:type="curve" svg:x1="17.248cm" svg:y1="8.049cm" svg:x2="10.632cm" svg:y2="7.35cm" draw:start-shape="id48" draw:start-glue-point="3" draw:end-shape="id45" draw:end-glue-point="1" svg:d="M17248 8049c-4978 0-1671-699-6616-699" svg:viewBox="0 0 6617 700">
          <text:p/>
        </draw:connector>
        <draw:frame draw:style-name="gr84" draw:text-style-name="P8" draw:layer="layout" svg:width="3.048cm" svg:height="0.645cm" svg:x="15.224cm" svg:y="8.112cm">
          <draw:text-box>
            <text:p><text:span text:style-name="T7">Configure</text:span></text:p>
          </draw:text-box>
        </draw:frame>
      </draw:page>
      <draw:page draw:name="page16" draw:style-name="dp1" draw:master-page-name="Default">
        <draw:custom-shape draw:style-name="gr91" draw:text-style-name="P51" xml:id="id49" draw:id="id49" draw:layer="layout" svg:width="3.048cm" svg:height="1.27cm" svg:x="3.54cm" svg:y="6.588cm">
          <text:p text:style-name="P1"><text:span text:style-name="T1">dra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1" xml:id="id50" draw:id="id50" draw:layer="layout" svg:width="3.048cm" svg:height="1.27cm" svg:x="5.826cm" svg:y="4.048cm">
          <text:p text:style-name="P1"><text:span text:style-name="T1">prop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5.064cm" svg:y1="6.588cm" svg:x2="7.35cm" svg:y2="5.318cm" draw:start-shape="id49" draw:start-glue-point="0" draw:end-shape="id50" svg:d="M5064 6588c0-952 2286-318 2286-1270" svg:viewBox="0 0 2287 1271">
          <text:p/>
        </draw:connector>
        <draw:custom-shape draw:style-name="gr93" draw:text-style-name="P52" xml:id="id51" draw:id="id51" draw:layer="layout" svg:width="3.048cm" svg:height="1.27cm" svg:x="8.366cm" svg:y="1.762cm">
          <text:p text:style-name="P1"><text:span text:style-name="T1">a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52" xml:id="id52" draw:id="id52" draw:layer="layout" svg:width="3.048cm" svg:height="1.27cm" svg:x="10.906cm" svg:y="4.048cm">
          <text:p text:style-name="P1"><text:span text:style-name="T1">deprec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1" xml:id="id53" draw:id="id53" draw:layer="layout" svg:width="3.048cm" svg:height="1.27cm" svg:x="13.192cm" svg:y="6.588cm">
          <text:p text:style-name="P1"><text:span text:style-name="T1">arch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7.35cm" svg:y1="4.048cm" svg:x2="8.366cm" svg:y2="2.397cm" draw:start-shape="id50" draw:start-glue-point="0" draw:end-shape="id51" draw:end-glue-point="3" svg:d="M7350 4048c0-1101 338-1651 1016-1651" svg:viewBox="0 0 1017 1652">
          <text:p/>
        </draw:connector>
        <draw:connector draw:style-name="gr92" draw:text-style-name="P15" draw:layer="layout" draw:type="curve" svg:x1="11.414cm" svg:y1="2.397cm" svg:x2="12.43cm" svg:y2="4.048cm" draw:start-shape="id51" draw:start-glue-point="1" draw:end-shape="id52" draw:end-glue-point="0" svg:d="M11414 2397c678 0 1016 550 1016 1651" svg:viewBox="0 0 1017 1652">
          <text:p/>
        </draw:connector>
        <draw:connector draw:style-name="gr92" draw:text-style-name="P15" draw:layer="layout" draw:type="curve" svg:x1="12.43cm" svg:y1="5.318cm" svg:x2="14.716cm" svg:y2="6.588cm" draw:start-shape="id52" draw:start-glue-point="2" draw:end-shape="id53" draw:end-glue-point="0" svg:d="M12430 5318c0 952 2286 318 2286 1270" svg:viewBox="0 0 2287 1271">
          <text:p/>
        </draw:connector>
        <draw:custom-shape draw:style-name="gr91" draw:text-style-name="P51" xml:id="id54" draw:id="id54" draw:layer="layout" svg:width="3.048cm" svg:height="1.27cm" svg:x="8.366cm" svg:y="6.588cm">
          <text:p text:style-name="P1"><text:span text:style-name="T1">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2" draw:text-style-name="P15" draw:layer="layout" draw:type="curve" svg:x1="6.588cm" svg:y1="7.223cm" svg:x2="8.366cm" svg:y2="7.223cm" draw:start-shape="id49" draw:start-glue-point="1" draw:end-shape="id54" draw:end-glue-point="3" svg:d="M6588 7223h1778" svg:viewBox="0 0 1779 1">
          <text:p/>
        </draw:connector>
        <draw:connector draw:style-name="gr92" draw:text-style-name="P15" draw:layer="layout" draw:type="curve" svg:x1="8.874cm" svg:y1="4.683cm" svg:x2="9.89cm" svg:y2="6.588cm" draw:start-shape="id50" draw:start-glue-point="1" draw:end-shape="id54" draw:end-glue-point="0" svg:d="M8874 4683c678 0 1016 635 1016 1905" svg:viewBox="0 0 1017 1906">
          <text:p/>
        </draw:connector>
        <draw:connector draw:style-name="gr92" draw:text-style-name="P15" draw:layer="layout" draw:type="curve" svg:x1="9.89cm" svg:y1="3.032cm" svg:x2="9.89cm" svg:y2="6.588cm" draw:start-shape="id51" draw:start-glue-point="2" draw:end-shape="id54" draw:end-glue-point="0" svg:d="M9890 3032v3556" svg:viewBox="0 0 1 3557">
          <text:p/>
        </draw:connector>
        <draw:connector draw:style-name="gr92" draw:text-style-name="P15" draw:layer="layout" draw:type="curve" svg:x1="10.906cm" svg:y1="4.683cm" svg:x2="9.89cm" svg:y2="6.588cm" draw:start-shape="id52" draw:start-glue-point="3" draw:end-shape="id54" draw:end-glue-point="0" svg:d="M10906 4683c-678 0-1016 635-1016 1905" svg:viewBox="0 0 1017 1906">
          <text:p/>
        </draw:connector>
        <draw:connector draw:style-name="gr92" draw:text-style-name="P15" draw:layer="layout" draw:type="curve" svg:x1="13.192cm" svg:y1="7.223cm" svg:x2="11.414cm" svg:y2="7.223cm" draw:start-shape="id53" draw:end-shape="id54" draw:end-glue-point="1" svg:d="M13192 7223h-1778" svg:viewBox="0 0 1779 1">
          <text:p/>
        </draw:connector>
      </draw:page>
      <draw:page draw:name="page17" draw:style-name="dp1" draw:master-page-name="Default">
        <draw:custom-shape draw:style-name="gr94" draw:text-style-name="P5" draw:layer="layout" svg:width="8.128cm" svg:height="9.398cm" svg:x="7.096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4.064cm" svg:height="5.588cm" svg:x="15.732cm" svg:y="5.318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96" draw:text-style-name="P6" draw:layer="layout" svg:width="5.588cm" svg:height="5.588cm" svg:x="1cm" svg:y="5.318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97" draw:text-style-name="P1" draw:layer="layout" draw:type="curve" svg:x1="8.366cm" svg:y1="7.085cm" svg:x2="6.109cm" svg:y2="7.605cm" draw:start-shape="id55" draw:end-shape="id56" draw:end-glue-point="1" svg:d="M8366 7085c-1710 0-582 520-2257 520" svg:viewBox="0 0 2258 521">
          <text:p/>
        </draw:connector>
        <draw:connector draw:style-name="gr98" draw:text-style-name="P1" draw:layer="layout" draw:type="curve" svg:x1="16.211cm" svg:y1="7.606cm" svg:x2="10.652cm" svg:y2="7.085cm" draw:start-shape="id57" draw:start-glue-point="3" draw:end-shape="id55" draw:end-glue-point="1" svg:d="M16211 7606c-4150 0-1371-521-5559-521" svg:viewBox="0 0 5560 522">
          <text:p/>
        </draw:connector>
        <draw:custom-shape draw:style-name="gr99" draw:text-style-name="P7" xml:id="id56" draw:id="id56" draw:layer="layout" svg:width="4.63cm" svg:height="1.519cm" svg:x="1.479cm" svg:y="6.84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ack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" xml:id="id55" draw:id="id55" draw:layer="layout" svg:width="2.286cm" svg:height="2.054cm" svg:x="8.366cm" svg:y="6.058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employee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7" xml:id="id57" draw:id="id57" draw:layer="layout" svg:width="3.106cm" svg:height="1.519cm" svg:x="16.211cm" svg:y="6.847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" xml:id="id58" draw:id="id58" draw:layer="layout" svg:width="2.286cm" svg:height="2.054cm" svg:x="9.636cm" svg:y="2.502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physical</text:span><text:span text:style-name="T1"><text:line-break/></text:span><text:span text:style-name="T2"> </text:span></text:p>
          <text:p text:style-name="P1"><text:span text:style-name="T8">emp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5.588cm" svg:height="3.302cm" svg:x="1cm" svg:y="1.508cm">
          <text:p text:style-name="P1"><text:span text:style-name="T1">Resource HR</text:span></text:p>
          <draw:enhanced-geometry svg:viewBox="0 0 21600 21600" draw:type="rectangle" draw:enhanced-path="M 0 0 L 21600 0 21600 21600 0 21600 0 0 Z N"/>
        </draw:custom-shape>
        <draw:custom-shape draw:style-name="gr99" draw:text-style-name="P7" xml:id="id59" draw:id="id59" draw:layer="layout" svg:width="4.63cm" svg:height="1.519cm" svg:x="1.48cm" svg:y="2.77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EMP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" draw:layer="layout" draw:type="curve" svg:x1="9.636cm" svg:y1="3.529cm" svg:x2="6.11cm" svg:y2="3.537cm" draw:start-shape="id58" draw:start-glue-point="3" draw:end-shape="id59" svg:d="M9636 3529c-2661 0-898 8-3526 8" svg:viewBox="0 0 3527 9">
          <text:p/>
        </draw:connector>
        <draw:frame draw:style-name="gr9" draw:text-style-name="P13" draw:layer="layout" svg:width="1.027cm" svg:height="0.645cm" svg:x="7.096cm" svg:y="3.032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7.339cm" svg:y="6.334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0.652cm" svg:y="7.096cm">
          <draw:text-box>
            <text:p><text:span text:style-name="T21">link</text:span></text:p>
          </draw:text-box>
        </draw:frame>
        <draw:connector draw:style-name="gr103" draw:text-style-name="P1" draw:layer="layout" draw:type="curve" svg:x1="10.779cm" svg:y1="4.556cm" svg:x2="9.509cm" svg:y2="6.058cm" draw:start-shape="id58" draw:start-glue-point="2" draw:end-shape="id55" draw:end-glue-point="0" svg:d="M10779 4556c0 1128-1270 377-1270 1502" svg:viewBox="0 0 1271 1503">
          <text:p/>
        </draw:connector>
        <draw:frame draw:style-name="gr104" draw:text-style-name="P53" draw:layer="layout" svg:width="1.772cm" svg:height="1.039cm" svg:x="8.366cm" svg:y="4.556cm">
          <draw:text-box>
            <text:p text:style-name="P1"><text:span text:style-name="T62">persona</text:span></text:p>
            <text:p text:style-name="P1"><text:span text:style-name="T62">link</text:span></text:p>
          </draw:text-box>
        </draw:frame>
        <draw:custom-shape draw:style-name="gr100" draw:text-style-name="P3" xml:id="id60" draw:id="id60" draw:layer="layout" svg:width="2.286cm" svg:height="2.054cm" svg:x="11.922cm" svg:y="8.09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61">admin</text:span><text:span text:style-name="T1"><text:line-break/></text:span><text:span text:style-name="T2"> </text:span></text:p>
          <text:p text:style-name="P1"><text:span text:style-name="T8">adm-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curve" svg:x1="10.765cm" svg:y1="4.544cm" svg:x2="13.065cm" svg:y2="8.09cm" draw:end-shape="id60" draw:end-glue-point="0" svg:d="M10765 4544c0 2266 2300 494 2300 3546" svg:viewBox="0 0 2301 3547">
          <text:p/>
        </draw:connector>
        <draw:frame draw:style-name="gr104" draw:text-style-name="P53" draw:layer="layout" svg:width="1.772cm" svg:height="1.039cm" svg:x="12.182cm" svg:y="5.549cm">
          <draw:text-box>
            <text:p text:style-name="P1"><text:span text:style-name="T62">persona</text:span></text:p>
            <text:p text:style-name="P1"><text:span text:style-name="T62">link</text:span></text:p>
          </draw:text-box>
        </draw:frame>
        <draw:custom-shape draw:style-name="gr101" draw:text-style-name="P7" xml:id="id62" draw:id="id62" draw:layer="layout" svg:width="3.106cm" svg:height="1.519cm" svg:x="16.212cm" svg:y="8.87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adm-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7" xml:id="id61" draw:id="id61" draw:layer="layout" svg:width="4.63cm" svg:height="1.519cm" svg:x="1.48cm" svg:y="8.87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adm-jack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" draw:layer="layout" draw:type="curve" svg:x1="11.922cm" svg:y1="9.117cm" svg:x2="6.11cm" svg:y2="9.633cm" draw:start-shape="id60" draw:start-glue-point="3" draw:end-shape="id61" draw:end-glue-point="1" svg:d="M11922 9117c-4375 0-1470 516-5812 516" svg:viewBox="0 0 5813 517">
          <text:p/>
        </draw:connector>
        <draw:connector draw:style-name="gr97" draw:text-style-name="P1" draw:layer="layout" draw:type="curve" svg:x1="14.208cm" svg:y1="9.117cm" svg:x2="16.212cm" svg:y2="9.633cm" draw:start-shape="id60" draw:start-glue-point="1" draw:end-shape="id62" draw:end-glue-point="3" svg:d="M14208 9117c1522 0 521 516 2004 516" svg:viewBox="0 0 2005 517">
          <text:p/>
        </draw:connector>
        <draw:frame draw:style-name="gr9" draw:text-style-name="P13" draw:layer="layout" svg:width="1.027cm" svg:height="0.645cm" svg:x="10.906cm" svg:y="9.128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4.197cm" svg:y="9.128cm">
          <draw:text-box>
            <text:p><text:span text:style-name="T21">link</text:span></text:p>
          </draw:text-box>
        </draw:frame>
      </draw:page>
      <draw:page draw:name="page18" draw:style-name="dp1" draw:master-page-name="Default">
        <draw:custom-shape draw:style-name="gr105" draw:text-style-name="P5" draw:layer="layout" svg:width="8.128cm" svg:height="8.382cm" svg:x="7.096cm" svg:y="1.254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06" draw:text-style-name="P6" draw:layer="layout" svg:width="4.064cm" svg:height="3.048cm" svg:x="15.732cm" svg:y="6.588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102" draw:text-style-name="P6" draw:layer="layout" svg:width="5.588cm" svg:height="3.302cm" svg:x="1cm" svg:y="6.33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" xml:id="id63" draw:id="id63" draw:layer="layout" svg:width="2.286cm" svg:height="2.054cm" svg:x="7.858cm" svg:y="2.27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8">emp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" xml:id="id64" draw:id="id64" draw:layer="layout" svg:width="3.81cm" svg:height="2.054cm" svg:x="9.128cm" svg:y="6.82cm">
          <draw:glue-point draw:id="4" svg:x="2.351cm" svg:y="-5cm"/>
          <draw:glue-point draw:id="5" svg:x="-2.11cm" svg:y="-5cm"/>
          <text:p text:style-name="P1"><text:span text:style-name="T1">Service</text:span></text:p>
          <text:p text:style-name="P1"><text:span text:style-name="T2"><text:s/></text:span></text:p>
          <text:p text:style-name="P1"><text:span text:style-name="T61">Sales Application</text:span><text:span text:style-name="T1"><text:line-break/></text:span><text:span text:style-name="T2"> </text:span></text:p>
          <text:p text:style-name="P1"><text:span text:style-name="T8">s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curve" svg:x1="9.001cm" svg:y1="4.324cm" svg:x2="10.23cm" svg:y2="6.82cm" draw:start-shape="id63" draw:start-glue-point="2" draw:end-shape="id64" draw:end-glue-point="5" svg:d="M9001 4324c0 1873 1229 626 1229 2496" svg:viewBox="0 0 1230 2497">
          <text:p/>
        </draw:connector>
        <draw:frame draw:style-name="gr104" draw:text-style-name="P53" draw:layer="layout" svg:width="3.046cm" svg:height="1.039cm" svg:x="9.636cm" svg:y="4.533cm">
          <draw:text-box>
            <text:p text:style-name="P1"><text:span text:style-name="T62">assignmen</text:span><text:span text:style-name="T62">t</text:span><text:span text:style-name="T62"><text:line-break/></text:span><text:span text:style-name="T62">(relation=o</text:span><text:span text:style-name="T62">wner)</text:span></text:p>
          </draw:text-box>
        </draw:frame>
        <draw:custom-shape draw:style-name="gr101" draw:text-style-name="P7" xml:id="id66" draw:id="id66" draw:layer="layout" svg:width="3.106cm" svg:height="1.519cm" svg:x="16.212cm" svg:y="7.60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app-s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7" xml:id="id65" draw:id="id65" draw:layer="layout" svg:width="4.63cm" svg:height="1.519cm" svg:x="1.48cm" svg:y="7.60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sales,o=Ap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1" draw:layer="layout" draw:type="curve" svg:x1="9.128cm" svg:y1="7.847cm" svg:x2="6.11cm" svg:y2="8.363cm" draw:start-shape="id64" draw:start-glue-point="3" draw:end-shape="id65" draw:end-glue-point="1" svg:d="M9128 7847c-2281 0-773 516-3018 516" svg:viewBox="0 0 3019 517">
          <text:p/>
        </draw:connector>
        <draw:connector draw:style-name="gr97" draw:text-style-name="P1" draw:layer="layout" draw:type="curve" svg:x1="12.938cm" svg:y1="7.847cm" svg:x2="16.212cm" svg:y2="8.363cm" draw:start-shape="id64" draw:start-glue-point="1" draw:end-shape="id66" draw:end-glue-point="3" svg:d="M12938 7847c2475 0 838 516 3274 516" svg:viewBox="0 0 3275 517">
          <text:p/>
        </draw:connector>
        <draw:frame draw:style-name="gr9" draw:text-style-name="P13" draw:layer="layout" svg:width="1.027cm" svg:height="0.645cm" svg:x="7.858cm" svg:y="7.975cm">
          <draw:text-box>
            <text:p><text:span text:style-name="T21">link</text:span></text:p>
          </draw:text-box>
        </draw:frame>
        <draw:frame draw:style-name="gr9" draw:text-style-name="P13" draw:layer="layout" svg:width="1.027cm" svg:height="0.645cm" svg:x="13.192cm" svg:y="7.858cm">
          <draw:text-box>
            <text:p><text:span text:style-name="T21">link</text:span></text:p>
          </draw:text-box>
        </draw:frame>
        <draw:custom-shape draw:style-name="gr100" draw:text-style-name="P3" xml:id="id67" draw:id="id67" draw:layer="layout" svg:width="2.286cm" svg:height="2.054cm" svg:x="11.922cm" svg:y="2.271cm">
          <draw:glue-point draw:id="4" svg:x="2.351cm" svg:y="-5cm"/>
          <draw:glue-point draw:id="5" svg:x="-2.11cm" svg:y="-5cm"/>
          <text:p text:style-name="P1"><text:span text:style-name="T1">User</text:span></text:p>
          <text:p text:style-name="P1"><text:span text:style-name="T2"><text:s/></text:span></text:p>
          <text:p text:style-name="P1"><text:span text:style-name="T8">emp6543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curve" svg:x1="13.065cm" svg:y1="4.325cm" svg:x2="11.928cm" svg:y2="6.82cm" draw:start-shape="id67" draw:start-glue-point="2" draw:end-shape="id64" draw:end-glue-point="4" svg:d="M13065 4325c0 1872-1137 625-1137 2495" svg:viewBox="0 0 1138 2496">
          <text:p/>
        </draw:connector>
        <draw:custom-shape draw:style-name="gr108" draw:text-style-name="P15" draw:layer="layout" svg:width="0.458cm" svg:height="0.254cm" svg:x="19.542cm" svg:y="9.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9-26T17:04:13</meta:creation-date>
    <dc:date>2019-02-08T13:28:22.586754497</dc:date>
    <dc:creator>Radovan Semancik</dc:creator>
    <meta:editing-duration>P1DT8H52M15S</meta:editing-duration>
    <meta:editing-cycles>85</meta:editing-cycles>
    <meta:generator>LibreOffice/6.0.7.3$Linux_X86_64 LibreOffice_project/00m0$Build-3</meta:generator>
    <meta:document-statistic meta:object-count="269"/>
  </office:meta>
</office:document-meta>
</file>